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  <style:font-face style:name="inherit" svg:font-family="inherit"/>
  </office:font-face-decls>
  <office:automatic-styles>
    <style:style style:name="P1" style:family="paragraph" style:parent-style-name="Heading_20_3">
      <style:text-properties fo:color="#e4e4e4" loext:opacity="92%" fo:font-weight="bold" fo:background-color="transparent" loext:padding="0in" loext:border="none"/>
    </style:style>
    <style:style style:name="P2" style:family="paragraph" style:parent-style-name="Text_20_body" style:list-style-name="L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" style:family="paragraph" style:parent-style-name="Text_20_body" style:list-style-name="L2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" style:family="paragraph" style:parent-style-name="Text_20_body" style:list-style-name="L3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50%" fo:orphans="1" fo:text-indent="0in" style:auto-text-indent="fals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" style:family="paragraph" style:parent-style-name="Horizontal_20_Line">
      <style:paragraph-properties fo:line-height="150%" fo:orphans="1"/>
    </style:style>
    <style:style style:name="P7" style:family="paragraph" style:parent-style-name="Heading_20_3">
      <style:paragraph-properties fo:margin-left="0in" fo:margin-right="0in" fo:margin-top="0.1874in" fo:margin-bottom="0.0835in" style:contextual-spacing="false" fo:line-height="125%" fo:orphans="1" fo:text-indent="0in" style:auto-text-indent="fals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8" style:family="paragraph" style:parent-style-name="Text_20_body">
      <style:paragraph-properties fo:margin-left="0in" fo:margin-right="0in" fo:line-height="140%" fo:orphans="1" fo:text-indent="0in" style:auto-text-indent="fals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" style:family="paragraph" style:parent-style-name="Text_20_body" style:list-style-name="L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0" style:family="paragraph" style:parent-style-name="Text_20_body" style:list-style-name="L5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" style:family="paragraph" style:parent-style-name="Text_20_body" style:list-style-name="L6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" style:family="paragraph" style:parent-style-name="Text_20_body" style:list-style-name="L7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3" style:family="paragraph" style:parent-style-name="Text_20_body" style:list-style-name="L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4" style:family="paragraph" style:parent-style-name="Text_20_body" style:list-style-name="L9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" style:family="paragraph" style:parent-style-name="Text_20_body" style:list-style-name="L10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16" style:family="paragraph" style:parent-style-name="Text_20_body" style:list-style-name="L11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17" style:family="paragraph" style:parent-style-name="Text_20_body" style:list-style-name="L12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" style:family="paragraph" style:parent-style-name="Text_20_body" style:list-style-name="L13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9" style:family="paragraph" style:parent-style-name="Text_20_body" style:list-style-name="L14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0" style:family="paragraph" style:parent-style-name="Text_20_body" style:list-style-name="L15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1" style:family="paragraph" style:parent-style-name="Text_20_body" style:list-style-name="L16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2" style:family="paragraph" style:parent-style-name="Text_20_body" style:list-style-name="L1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3" style:family="paragraph" style:parent-style-name="Text_20_body" style:list-style-name="L1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4" style:family="paragraph" style:parent-style-name="Text_20_body" style:list-style-name="L19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25" style:family="paragraph" style:parent-style-name="Text_20_body" style:list-style-name="L20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6" style:family="paragraph" style:parent-style-name="Text_20_body" style:list-style-name="L21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7" style:family="paragraph" style:parent-style-name="Text_20_body" style:list-style-name="L22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8" style:family="paragraph" style:parent-style-name="Text_20_body" style:list-style-name="L23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9" style:family="paragraph" style:parent-style-name="Text_20_body" style:list-style-name="L2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30" style:family="paragraph" style:parent-style-name="Text_20_body" style:list-style-name="L25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1" style:family="paragraph" style:parent-style-name="Text_20_body" style:list-style-name="L26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2" style:family="paragraph" style:parent-style-name="Text_20_body" style:list-style-name="L27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3" style:family="paragraph" style:parent-style-name="Text_20_body">
      <style:paragraph-properties fo:margin-left="0in" fo:margin-right="0in" fo:line-height="150%" fo:orphans="1" fo:text-indent="0in" style:auto-text-indent="fals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4" style:family="paragraph" style:parent-style-name="Text_20_body" style:list-style-name="L28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5" style:family="paragraph" style:parent-style-name="Text_20_body" style:list-style-name="L29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6" style:family="paragraph" style:parent-style-name="Text_20_body" style:list-style-name="L3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37" style:family="paragraph" style:parent-style-name="Text_20_body" style:list-style-name="L31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8" style:family="paragraph" style:parent-style-name="Text_20_body" style:list-style-name="L32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39" style:family="paragraph" style:parent-style-name="Text_20_body" style:list-style-name="L33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0" style:family="paragraph" style:parent-style-name="Text_20_body" style:list-style-name="L34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1" style:family="paragraph" style:parent-style-name="Text_20_body" style:list-style-name="L35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2" style:family="paragraph" style:parent-style-name="Text_20_body" style:list-style-name="L3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43" style:family="paragraph" style:parent-style-name="Text_20_body" style:list-style-name="L3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4" style:family="paragraph" style:parent-style-name="Text_20_body" style:list-style-name="L3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5" style:family="paragraph" style:parent-style-name="Text_20_body" style:list-style-name="L39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6" style:family="paragraph" style:parent-style-name="Text_20_body" style:list-style-name="L40">
      <style:paragraph-properties fo:margin-left="0.583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7" style:family="paragraph" style:parent-style-name="Text_20_body" style:list-style-name="L41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8" style:family="paragraph" style:parent-style-name="Text_20_body" style:list-style-name="L42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49" style:family="paragraph" style:parent-style-name="Text_20_body" style:list-style-name="L43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0" style:family="paragraph" style:parent-style-name="Text_20_body" style:list-style-name="L4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51" style:family="paragraph" style:parent-style-name="Text_20_body" style:list-style-name="L45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2" style:family="paragraph" style:parent-style-name="Text_20_body" style:list-style-name="L46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3" style:family="paragraph" style:parent-style-name="Text_20_body" style:list-style-name="L47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4" style:family="paragraph" style:parent-style-name="Text_20_body" style:list-style-name="L48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5" style:family="paragraph" style:parent-style-name="Text_20_body" style:list-style-name="L49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6" style:family="paragraph" style:parent-style-name="Text_20_body" style:list-style-name="L50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7" style:family="paragraph" style:parent-style-name="Text_20_body" style:list-style-name="L5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58" style:family="paragraph" style:parent-style-name="Text_20_body" style:list-style-name="L52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59" style:family="paragraph" style:parent-style-name="Text_20_body" style:list-style-name="L53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0" style:family="paragraph" style:parent-style-name="Text_20_body" style:list-style-name="L54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1" style:family="paragraph" style:parent-style-name="Text_20_body" style:list-style-name="L55">
      <style:paragraph-properties fo:margin-left="0.583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2" style:family="paragraph" style:parent-style-name="Text_20_body" style:list-style-name="L56">
      <style:paragraph-properties fo:margin-left="0.583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3" style:family="paragraph" style:parent-style-name="Text_20_body" style:list-style-name="L57">
      <style:paragraph-properties fo:margin-left="0.583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4" style:family="paragraph" style:parent-style-name="Text_20_body" style:list-style-name="L58">
      <style:paragraph-properties fo:margin-left="0.583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5" style:family="paragraph" style:parent-style-name="Text_20_body" style:list-style-name="L59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6" style:family="paragraph" style:parent-style-name="Text_20_body" style:list-style-name="L6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7" style:family="paragraph" style:parent-style-name="Text_20_body" style:list-style-name="L6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8" style:family="paragraph" style:parent-style-name="Text_20_body" style:list-style-name="L62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69" style:family="paragraph" style:parent-style-name="Text_20_body" style:list-style-name="L63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70" style:family="paragraph" style:parent-style-name="Text_20_body" style:list-style-name="L6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71" style:family="paragraph" style:parent-style-name="Text_20_body" style:list-style-name="L65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72" style:family="paragraph" style:parent-style-name="Text_20_body" style:list-style-name="L66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73" style:family="paragraph" style:parent-style-name="Text_20_body" style:list-style-name="L67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74" style:family="paragraph" style:parent-style-name="Text_20_body" style:list-style-name="L68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75" style:family="paragraph" style:parent-style-name="Text_20_body" style:list-style-name="L69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76" style:family="paragraph" style:parent-style-name="Standard">
      <style:paragraph-properties fo:margin-left="0in" fo:margin-right="0in" fo:margin-top="0in" fo:margin-bottom="0.0835in" style:contextual-spacing="false" fo:line-height="150%" fo:orphans="1" fo:text-indent="0in" style:auto-text-indent="false"/>
      <style:text-properties fo:color="#e4e4e4" loext:opacity="92%" style:font-name="inherit" fo:font-size="9.75pt" fo:background-color="transparent" loext:padding="0in" loext:border="none"/>
    </style:style>
    <style:style style:name="P77" style:family="paragraph" style:parent-style-name="Standard">
      <style:paragraph-properties fo:margin-left="0in" fo:margin-right="0in" fo:margin-top="0in" fo:margin-bottom="0in" style:contextual-spacing="false" fo:orphans="0" fo:text-indent="0in" style:auto-text-indent="false"/>
    </style:style>
    <style:style style:name="P78" style:family="paragraph" style:parent-style-name="Heading_20_2">
      <style:paragraph-properties fo:margin-left="0in" fo:margin-right="0in" fo:margin-top="0.2083in" fo:margin-bottom="0.1043in" style:contextual-spacing="false" fo:line-height="125%" fo:orphans="1" fo:text-indent="0in" style:auto-text-indent="false"/>
      <style:text-properties fo:color="#e4e4e4" loext:opacity="92%" fo:font-weight="bold" fo:background-color="transparent" loext:padding="0in" loext:border="none"/>
    </style:style>
    <style:style style:name="P79" style:family="paragraph" style:parent-style-name="Text_20_body" style:list-style-name="L7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0" style:family="paragraph" style:parent-style-name="Text_20_body" style:list-style-name="L7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1" style:family="paragraph" style:parent-style-name="Text_20_body" style:list-style-name="L72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2" style:family="paragraph" style:parent-style-name="Text_20_body" style:list-style-name="L73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3" style:family="paragraph" style:parent-style-name="Text_20_body" style:list-style-name="L74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4" style:family="paragraph" style:parent-style-name="Text_20_body" style:list-style-name="L75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5" style:family="paragraph" style:parent-style-name="Text_20_body" style:list-style-name="L7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6" style:family="paragraph" style:parent-style-name="Horizontal_20_Line">
      <style:paragraph-properties fo:margin-left="0in" fo:margin-right="0in" fo:margin-top="0in" fo:margin-bottom="0in" style:contextual-spacing="false" fo:line-height="150%" fo:orphans="1"/>
    </style:style>
    <style:style style:name="P87" style:family="paragraph" style:parent-style-name="Heading_20_4">
      <style:paragraph-properties fo:margin-left="0in" fo:margin-right="0in" fo:margin-top="0.1665in" fo:margin-bottom="0.0835in" style:contextual-spacing="false" fo:line-height="125%" fo:orphans="1" fo:text-indent="0in" style:auto-text-indent="fals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8" style:family="paragraph" style:parent-style-name="Text_20_body" style:list-style-name="L77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89" style:family="paragraph" style:parent-style-name="Text_20_body" style:list-style-name="L78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0" style:family="paragraph" style:parent-style-name="Text_20_body" style:list-style-name="L79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1" style:family="paragraph" style:parent-style-name="Text_20_body" style:list-style-name="L8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2" style:family="paragraph" style:parent-style-name="Text_20_body" style:list-style-name="L8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3" style:family="paragraph" style:parent-style-name="Text_20_body" style:list-style-name="L82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94" style:family="paragraph" style:parent-style-name="Text_20_body" style:list-style-name="L83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95" style:family="paragraph" style:parent-style-name="Text_20_body" style:list-style-name="L8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6" style:family="paragraph" style:parent-style-name="Text_20_body" style:list-style-name="L85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7" style:family="paragraph" style:parent-style-name="Text_20_body" style:list-style-name="L8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8" style:family="paragraph" style:parent-style-name="Text_20_body" style:list-style-name="L8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99" style:family="paragraph" style:parent-style-name="Text_20_body" style:list-style-name="L88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0" style:family="paragraph" style:parent-style-name="Text_20_body" style:list-style-name="L89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1" style:family="paragraph" style:parent-style-name="Text_20_body" style:list-style-name="L9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2" style:family="paragraph" style:parent-style-name="Text_20_body" style:list-style-name="L91">
      <style:paragraph-properties fo:margin-left="0.16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3" style:family="paragraph" style:parent-style-name="Text_20_body" style:list-style-name="L92">
      <style:paragraph-properties fo:margin-left="0.16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4" style:family="paragraph" style:parent-style-name="Text_20_body" style:list-style-name="L93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5" style:family="paragraph" style:parent-style-name="Text_20_body" style:list-style-name="L9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6" style:family="paragraph" style:parent-style-name="Text_20_body" style:list-style-name="L95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7" style:family="paragraph" style:parent-style-name="Text_20_body" style:list-style-name="L9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8" style:family="paragraph" style:parent-style-name="Text_20_body" style:list-style-name="L97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09" style:family="paragraph" style:parent-style-name="Text_20_body" style:list-style-name="L98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0" style:family="paragraph" style:parent-style-name="Text_20_body" style:list-style-name="L99">
      <style:paragraph-properties fo:margin-left="0.16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1" style:family="paragraph" style:parent-style-name="Text_20_body" style:list-style-name="L100">
      <style:paragraph-properties fo:margin-left="0.16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2" style:family="paragraph" style:parent-style-name="Text_20_body" style:list-style-name="L10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3" style:family="paragraph" style:parent-style-name="Text_20_body" style:list-style-name="L102">
      <style:paragraph-properties fo:margin-left="0.16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4" style:family="paragraph" style:parent-style-name="Text_20_body" style:list-style-name="L103">
      <style:paragraph-properties fo:margin-left="0.16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5" style:family="paragraph" style:parent-style-name="Text_20_body" style:list-style-name="L10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6" style:family="paragraph" style:parent-style-name="Text_20_body" style:list-style-name="L105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7" style:family="paragraph" style:parent-style-name="Text_20_body" style:list-style-name="L10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8" style:family="paragraph" style:parent-style-name="Text_20_body" style:list-style-name="L107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19" style:family="paragraph" style:parent-style-name="Text_20_body" style:list-style-name="L108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0" style:family="paragraph" style:parent-style-name="Text_20_body" style:list-style-name="L109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1" style:family="paragraph" style:parent-style-name="Text_20_body" style:list-style-name="L110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2" style:family="paragraph" style:parent-style-name="Text_20_body" style:list-style-name="L111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3" style:family="paragraph" style:parent-style-name="Text_20_body" style:list-style-name="L112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4" style:family="paragraph" style:parent-style-name="Text_20_body" style:list-style-name="L113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5" style:family="paragraph" style:parent-style-name="Text_20_body" style:list-style-name="L114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6" style:family="paragraph" style:parent-style-name="Text_20_body" style:list-style-name="L115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7" style:family="paragraph" style:parent-style-name="Text_20_body" style:list-style-name="L11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28" style:family="paragraph" style:parent-style-name="Text_20_body" style:list-style-name="L11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29" style:family="paragraph" style:parent-style-name="Text_20_body" style:list-style-name="L11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30" style:family="paragraph" style:parent-style-name="Text_20_body" style:list-style-name="L119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31" style:family="paragraph" style:parent-style-name="Text_20_body" style:list-style-name="L120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32" style:family="paragraph" style:parent-style-name="Text_20_body" style:list-style-name="L121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33" style:family="paragraph" style:parent-style-name="Text_20_body" style:list-style-name="L122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134" style:family="paragraph" style:parent-style-name="Text_20_body" style:list-style-name="L123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135" style:family="paragraph" style:parent-style-name="Text_20_body" style:list-style-name="L124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36" style:family="paragraph" style:parent-style-name="Text_20_body" style:list-style-name="L125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37" style:family="paragraph" style:parent-style-name="Text_20_body" style:list-style-name="L126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38" style:family="paragraph" style:parent-style-name="Text_20_body" style:list-style-name="L127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139" style:family="paragraph" style:parent-style-name="Text_20_body" style:list-style-name="L12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140" style:family="paragraph" style:parent-style-name="Text_20_body" style:list-style-name="L129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141" style:family="paragraph" style:parent-style-name="Text_20_body" style:list-style-name="L130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42" style:family="paragraph" style:parent-style-name="Text_20_body" style:list-style-name="L13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43" style:family="paragraph" style:parent-style-name="Text_20_body" style:list-style-name="L132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44" style:family="paragraph" style:parent-style-name="Text_20_body" style:list-style-name="L133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45" style:family="paragraph" style:parent-style-name="Text_20_body" style:list-style-name="L134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46" style:family="paragraph" style:parent-style-name="Text_20_body" style:list-style-name="L135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47" style:family="paragraph" style:parent-style-name="Text_20_body" style:list-style-name="L136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48" style:family="paragraph" style:parent-style-name="Text_20_body" style:list-style-name="L13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49" style:family="paragraph" style:parent-style-name="Text_20_body" style:list-style-name="L138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0" style:family="paragraph" style:parent-style-name="Text_20_body" style:list-style-name="L139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1" style:family="paragraph" style:parent-style-name="Text_20_body" style:list-style-name="L14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2" style:family="paragraph" style:parent-style-name="Text_20_body" style:list-style-name="L141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3" style:family="paragraph" style:parent-style-name="Text_20_body" style:list-style-name="L142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54" style:family="paragraph" style:parent-style-name="Text_20_body" style:list-style-name="L143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5" style:family="paragraph" style:parent-style-name="Text_20_body" style:list-style-name="L144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6" style:family="paragraph" style:parent-style-name="Text_20_body" style:list-style-name="L145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7" style:family="paragraph" style:parent-style-name="Text_20_body" style:list-style-name="L146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8" style:family="paragraph" style:parent-style-name="Text_20_body" style:list-style-name="L14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59" style:family="paragraph" style:parent-style-name="Text_20_body" style:list-style-name="L14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0" style:family="paragraph" style:parent-style-name="Text_20_body" style:list-style-name="L149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61" style:family="paragraph" style:parent-style-name="Text_20_body" style:list-style-name="L150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2" style:family="paragraph" style:parent-style-name="Text_20_body" style:list-style-name="L151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3" style:family="paragraph" style:parent-style-name="Text_20_body" style:list-style-name="L152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4" style:family="paragraph" style:parent-style-name="Text_20_body" style:list-style-name="L153">
      <style:paragraph-properties fo:margin-left="0.583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5" style:family="paragraph" style:parent-style-name="Text_20_body" style:list-style-name="L154">
      <style:paragraph-properties fo:margin-left="0.583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6" style:family="paragraph" style:parent-style-name="Text_20_body" style:list-style-name="L155">
      <style:paragraph-properties fo:margin-left="0.7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7" style:family="paragraph" style:parent-style-name="Text_20_body" style:list-style-name="L156">
      <style:paragraph-properties fo:margin-left="0.7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8" style:family="paragraph" style:parent-style-name="Text_20_body" style:list-style-name="L157">
      <style:paragraph-properties fo:margin-left="0.7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69" style:family="paragraph" style:parent-style-name="Text_20_body" style:list-style-name="L158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0" style:family="paragraph" style:parent-style-name="Text_20_body" style:list-style-name="L159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1" style:family="paragraph" style:parent-style-name="Text_20_body" style:list-style-name="L160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2" style:family="paragraph" style:parent-style-name="Text_20_body" style:list-style-name="L16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73" style:family="paragraph" style:parent-style-name="Text_20_body" style:list-style-name="L162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4" style:family="paragraph" style:parent-style-name="Text_20_body" style:list-style-name="L163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5" style:family="paragraph" style:parent-style-name="Text_20_body" style:list-style-name="L164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6" style:family="paragraph" style:parent-style-name="Text_20_body" style:list-style-name="L165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7" style:family="paragraph" style:parent-style-name="Text_20_body" style:list-style-name="L166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8" style:family="paragraph" style:parent-style-name="Text_20_body" style:list-style-name="L16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79" style:family="paragraph" style:parent-style-name="Text_20_body" style:list-style-name="L16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0" style:family="paragraph" style:parent-style-name="Text_20_body" style:list-style-name="L169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81" style:family="paragraph" style:parent-style-name="Text_20_body" style:list-style-name="L170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2" style:family="paragraph" style:parent-style-name="Text_20_body" style:list-style-name="L171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3" style:family="paragraph" style:parent-style-name="Text_20_body" style:list-style-name="L172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4" style:family="paragraph" style:parent-style-name="Text_20_body" style:list-style-name="L173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5" style:family="paragraph" style:parent-style-name="Text_20_body" style:list-style-name="L174">
      <style:paragraph-properties fo:margin-left="0.583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6" style:family="paragraph" style:parent-style-name="Text_20_body" style:list-style-name="L175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7" style:family="paragraph" style:parent-style-name="Text_20_body" style:list-style-name="L176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8" style:family="paragraph" style:parent-style-name="Text_20_body" style:list-style-name="L177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89" style:family="paragraph" style:parent-style-name="Text_20_body" style:list-style-name="L178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0" style:family="paragraph" style:parent-style-name="Text_20_body" style:list-style-name="L179">
      <style:paragraph-properties fo:margin-left="0.583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1" style:family="paragraph" style:parent-style-name="Text_20_body" style:list-style-name="L180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2" style:family="paragraph" style:parent-style-name="Text_20_body" style:list-style-name="L181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3" style:family="paragraph" style:parent-style-name="Text_20_body" style:list-style-name="L182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4" style:family="paragraph" style:parent-style-name="Text_20_body" style:list-style-name="L183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195" style:family="paragraph" style:parent-style-name="Text_20_body" style:list-style-name="L184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6" style:family="paragraph" style:parent-style-name="Text_20_body" style:list-style-name="L185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7" style:family="paragraph" style:parent-style-name="Text_20_body" style:list-style-name="L186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8" style:family="paragraph" style:parent-style-name="Text_20_body" style:list-style-name="L187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199" style:family="paragraph" style:parent-style-name="Text_20_body" style:list-style-name="L188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00" style:family="paragraph" style:parent-style-name="Text_20_body" style:list-style-name="L189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01" style:family="paragraph" style:parent-style-name="Text_20_body" style:list-style-name="L19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02" style:family="paragraph" style:parent-style-name="Text_20_body" style:list-style-name="L191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03" style:family="paragraph" style:parent-style-name="Text_20_body" style:list-style-name="L192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04" style:family="paragraph" style:parent-style-name="Text_20_body" style:list-style-name="L193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205" style:family="paragraph" style:parent-style-name="Text_20_body" style:list-style-name="L194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06" style:family="paragraph" style:parent-style-name="Text_20_body" style:list-style-name="L195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207" style:family="paragraph" style:parent-style-name="Text_20_body" style:list-style-name="L196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208" style:family="paragraph" style:parent-style-name="Text_20_body" style:list-style-name="L197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209" style:family="paragraph" style:parent-style-name="Text_20_body" style:list-style-name="L198">
      <style:paragraph-properties fo:margin-left="0.416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Consolas" fo:font-size="9.75pt" fo:letter-spacing="normal" fo:font-style="normal" fo:font-weight="normal" fo:background-color="transparent" loext:padding="0in" loext:border="none"/>
    </style:style>
    <style:style style:name="P210" style:family="paragraph" style:parent-style-name="Text_20_body" style:list-style-name="L199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11" style:family="paragraph" style:parent-style-name="Text_20_body" style:list-style-name="L200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212" style:family="paragraph" style:parent-style-name="Text_20_body" style:list-style-name="L201">
      <style:paragraph-properties fo:margin-left="0.25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13" style:family="paragraph" style:parent-style-name="Text_20_body" style:list-style-name="L202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14" style:family="paragraph" style:parent-style-name="Text_20_body" style:list-style-name="L203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15" style:family="paragraph" style:parent-style-name="Text_20_body" style:list-style-name="L204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216" style:family="paragraph" style:parent-style-name="Text_20_body" style:list-style-name="L205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17" style:family="paragraph" style:parent-style-name="Text_20_body" style:list-style-name="L206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18" style:family="paragraph" style:parent-style-name="Text_20_body" style:list-style-name="L207">
      <style:paragraph-properties fo:margin-left="0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bold" fo:background-color="transparent" loext:padding="0in" loext:border="none"/>
    </style:style>
    <style:style style:name="P219" style:family="paragraph" style:parent-style-name="Text_20_body" style:list-style-name="L208">
      <style:paragraph-properties fo:margin-left="0.2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20" style:family="paragraph" style:parent-style-name="Text_20_body" style:list-style-name="L209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21" style:family="paragraph" style:parent-style-name="Text_20_body" style:list-style-name="L210">
      <style:paragraph-properties fo:margin-left="0.4165in" fo:margin-right="0in" fo:margin-top="0.0209in" fo:margin-bottom="0.0209in" style:contextual-spacing="false" fo:line-height="150%" fo:orphans="1" fo:text-indent="0in" style:auto-text-indent="false" fo:padding="0in" fo:border="none"/>
      <style:text-properties fo:font-variant="normal" fo:text-transform="none" fo:color="#e4e4e4" loext:opacity="92%" style:font-name="Segoe WPC" fo:font-size="9.75pt" fo:letter-spacing="normal" fo:font-style="normal" fo:font-weight="normal" fo:background-color="transparent" loext:padding="0in" loext:border="none"/>
    </style:style>
    <style:style style:name="P222" style:family="paragraph" style:parent-style-name="Standard">
      <style:paragraph-properties fo:margin-left="0.0417in" fo:margin-right="0in" fo:margin-top="0in" fo:margin-bottom="0in" style:contextual-spacing="false" fo:text-indent="0in" style:auto-text-indent="false"/>
      <style:text-properties fo:font-variant="normal" fo:text-transform="none" fo:color="#e4e4e4" loext:opacity="92%" style:font-name="Segoe WPC" fo:font-size="9.75pt" fo:letter-spacing="normal" fo:font-style="normal" fo:font-weight="normal" style:font-name-asian="Segoe WPC" style:font-size-asian="9.75pt" style:font-style-asian="normal" style:font-weight-asian="normal" style:font-name-complex="Segoe WPC" style:font-size-complex="9.75pt" style:font-style-complex="normal" style:font-weight-complex="normal" loext:padding="0in" loext:border="none"/>
    </style:style>
    <style:style style:name="P22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fo:font-variant="normal" fo:text-transform="none" fo:color="#e4e4e4" loext:opacity="92%" style:font-name="Segoe WPC" fo:font-size="9.75pt" fo:letter-spacing="normal" fo:font-style="normal" fo:font-weight="normal" style:font-name-asian="Segoe WPC" style:font-size-asian="9.75pt" style:font-style-asian="normal" style:font-weight-asian="normal" style:font-name-complex="Segoe WPC" style:font-size-complex="9.75pt" style:font-style-complex="normal" style:font-weight-complex="normal" loext:padding="0in" loext:border="none"/>
    </style:style>
    <style:style style:name="P224" style:family="paragraph" style:parent-style-name="Text_20_body">
      <style:paragraph-properties fo:margin-left="0in" fo:margin-right="0.0626in" fo:margin-top="0in" fo:margin-bottom="0in" style:contextual-spacing="false" fo:text-indent="0in" style:auto-text-indent="false"/>
    </style:style>
    <style:style style:name="P22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2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9.75pt" style:font-size-asian="9.75pt" style:font-size-complex="9.75pt"/>
    </style:style>
    <style:style style:name="P227" style:family="paragraph" style:parent-style-name="Text_20_body" style:list-style-name="L211">
      <style:paragraph-properties fo:margin-left="0in" fo:margin-right="0.0417in" fo:margin-top="0in" fo:margin-bottom="0in" style:contextual-spacing="false" fo:text-indent="0in" style:auto-text-indent="false" fo:padding="0in" fo:border="none"/>
    </style:style>
    <style:style style:name="P22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e4e4e4" loext:opacity="92%" fo:letter-spacing="normal"/>
    </style:style>
    <style:style style:name="P229" style:family="paragraph" style:parent-style-name="Text_20_body">
      <style:paragraph-properties fo:margin-left="0in" fo:margin-right="0in" fo:text-indent="0in" style:auto-text-indent="false"/>
    </style:style>
    <style:style style:name="P230" style:family="paragraph" style:parent-style-name="Heading_20_3">
      <style:paragraph-properties fo:margin-left="0in" fo:margin-right="0in" fo:text-indent="0in" style:auto-text-indent="false"/>
      <style:text-properties fo:font-weight="bold"/>
    </style:style>
    <style:style style:name="P231" style:family="paragraph" style:parent-style-name="Text_20_body" style:list-style-name="L212">
      <style:paragraph-properties fo:margin-left="0in" fo:margin-right="0in" fo:margin-top="0.0209in" fo:margin-bottom="0.0209in" style:contextual-spacing="false" fo:text-indent="0in" style:auto-text-indent="false" fo:padding="0in" fo:border="none"/>
      <style:text-properties fo:font-weight="bold"/>
    </style:style>
    <style:style style:name="P232" style:family="paragraph" style:parent-style-name="Text_20_body" style:list-style-name="L213">
      <style:paragraph-properties fo:margin-left="0.25in" fo:margin-right="0in" fo:margin-top="0.0209in" fo:margin-bottom="0.0209in" style:contextual-spacing="false" fo:text-indent="0in" style:auto-text-indent="false" fo:padding="0in" fo:border="none"/>
    </style:style>
    <style:style style:name="P233" style:family="paragraph" style:parent-style-name="Text_20_body" style:list-style-name="L214">
      <style:paragraph-properties fo:margin-left="0.4165in" fo:margin-right="0in" fo:margin-top="0.0209in" fo:margin-bottom="0.0209in" style:contextual-spacing="false" fo:line-height="140%" fo:text-indent="0in" style:auto-text-indent="false" fo:padding="0in" fo:border="none"/>
      <style:text-properties style:font-name="Consolas" loext:padding="0in" loext:border="none"/>
    </style:style>
    <style:style style:name="P234" style:family="paragraph" style:parent-style-name="Text_20_body" style:list-style-name="L215">
      <style:paragraph-properties fo:margin-left="0.4165in" fo:margin-right="0in" fo:margin-top="0.0209in" fo:margin-bottom="0.0209in" style:contextual-spacing="false" fo:line-height="140%" fo:text-indent="0in" style:auto-text-indent="false" fo:padding="0in" fo:border="none"/>
      <style:text-properties style:font-name="Consolas" loext:padding="0in" loext:border="none"/>
    </style:style>
    <style:style style:name="P235" style:family="paragraph" style:parent-style-name="Text_20_body" style:list-style-name="L216">
      <style:paragraph-properties fo:margin-left="0.4165in" fo:margin-right="0in" fo:margin-top="0.0209in" fo:margin-bottom="0.0209in" style:contextual-spacing="false" fo:line-height="140%" fo:text-indent="0in" style:auto-text-indent="false" fo:padding="0in" fo:border="none"/>
      <style:text-properties style:font-name="Consolas" loext:padding="0in" loext:border="none"/>
    </style:style>
    <style:style style:name="P236" style:family="paragraph" style:parent-style-name="Text_20_body" style:list-style-name="L217">
      <style:paragraph-properties fo:margin-left="0.4165in" fo:margin-right="0in" fo:margin-top="0.0209in" fo:margin-bottom="0.0209in" style:contextual-spacing="false" fo:line-height="140%" fo:text-indent="0in" style:auto-text-indent="false" fo:padding="0in" fo:border="none"/>
      <style:text-properties style:font-name="Consolas" loext:padding="0in" loext:border="none"/>
    </style:style>
    <style:style style:name="P237" style:family="paragraph" style:parent-style-name="Text_20_body" style:list-style-name="L218">
      <style:paragraph-properties fo:margin-left="0.25in" fo:margin-right="0in" fo:margin-top="0.0209in" fo:margin-bottom="0.0209in" style:contextual-spacing="false" fo:text-indent="0in" style:auto-text-indent="false" fo:padding="0in" fo:border="none"/>
    </style:style>
    <style:style style:name="P238" style:family="paragraph" style:parent-style-name="Text_20_body" style:list-style-name="L219">
      <style:paragraph-properties fo:margin-left="0in" fo:margin-right="0in" fo:margin-top="0.0209in" fo:margin-bottom="0.0209in" style:contextual-spacing="false" fo:text-indent="0in" style:auto-text-indent="false" fo:padding="0in" fo:border="none"/>
      <style:text-properties fo:font-weight="bold"/>
    </style:style>
    <style:style style:name="P239" style:family="paragraph" style:parent-style-name="Text_20_body" style:list-style-name="L220">
      <style:paragraph-properties fo:margin-left="0.25in" fo:margin-right="0in" fo:margin-top="0.0209in" fo:margin-bottom="0.0209in" style:contextual-spacing="false" fo:line-height="140%" fo:text-indent="0in" style:auto-text-indent="false" fo:padding="0in" fo:border="none"/>
    </style:style>
    <style:style style:name="P240" style:family="paragraph" style:parent-style-name="Text_20_body" style:list-style-name="L221">
      <style:paragraph-properties fo:margin-left="0.25in" fo:margin-right="0in" fo:margin-top="0.0209in" fo:margin-bottom="0.0209in" style:contextual-spacing="false" fo:text-indent="0in" style:auto-text-indent="false" fo:padding="0in" fo:border="none"/>
    </style:style>
    <style:style style:name="P241" style:family="paragraph" style:parent-style-name="Text_20_body" style:list-style-name="L222">
      <style:paragraph-properties fo:margin-left="0.25in" fo:margin-right="0in" fo:margin-top="0.0209in" fo:margin-bottom="0.0209in" style:contextual-spacing="false" fo:text-indent="0in" style:auto-text-indent="false" fo:padding="0in" fo:border="none"/>
    </style:style>
    <style:style style:name="P242" style:family="paragraph" style:parent-style-name="Text_20_body" style:list-style-name="L223">
      <style:paragraph-properties fo:margin-left="0in" fo:margin-right="0in" fo:margin-top="0.0209in" fo:margin-bottom="0.0209in" style:contextual-spacing="false" fo:text-indent="0in" style:auto-text-indent="false" fo:padding="0in" fo:border="none"/>
      <style:text-properties fo:font-weight="bold"/>
    </style:style>
    <style:style style:name="P243" style:family="paragraph" style:parent-style-name="Text_20_body" style:list-style-name="L224">
      <style:paragraph-properties fo:margin-left="0.25in" fo:margin-right="0in" fo:margin-top="0.0209in" fo:margin-bottom="0.0209in" style:contextual-spacing="false" fo:text-indent="0in" style:auto-text-indent="false" fo:padding="0in" fo:border="none"/>
    </style:style>
    <style:style style:name="P244" style:family="paragraph" style:parent-style-name="Text_20_body" style:list-style-name="L225">
      <style:paragraph-properties fo:margin-left="0.25in" fo:margin-right="0in" fo:margin-top="0.0209in" fo:margin-bottom="0.0209in" style:contextual-spacing="false" fo:text-indent="0in" style:auto-text-indent="false" fo:padding="0in" fo:border="none"/>
    </style:style>
    <style:style style:name="P245" style:family="paragraph" style:parent-style-name="Text_20_body" style:list-style-name="L226">
      <style:paragraph-properties fo:margin-left="0in" fo:margin-right="0in" fo:margin-top="0.0209in" fo:margin-bottom="0.0209in" style:contextual-spacing="false" fo:text-indent="0in" style:auto-text-indent="false" fo:padding="0in" fo:border="none"/>
      <style:text-properties fo:font-weight="bold"/>
    </style:style>
    <style:style style:name="P246" style:family="paragraph" style:parent-style-name="Text_20_body" style:list-style-name="L227">
      <style:paragraph-properties fo:margin-left="0.25in" fo:margin-right="0in" fo:margin-top="0.0209in" fo:margin-bottom="0.0209in" style:contextual-spacing="false" fo:text-indent="0in" style:auto-text-indent="false" fo:padding="0in" fo:border="none"/>
    </style:style>
    <style:style style:name="P247" style:family="paragraph" style:parent-style-name="Text_20_body" style:list-style-name="L228">
      <style:paragraph-properties fo:margin-left="0.4165in" fo:margin-right="0in" fo:margin-top="0.0209in" fo:margin-bottom="0.0209in" style:contextual-spacing="false" fo:text-indent="0in" style:auto-text-indent="false" fo:padding="0in" fo:border="none"/>
    </style:style>
    <style:style style:name="P248" style:family="paragraph" style:parent-style-name="Text_20_body" style:list-style-name="L229">
      <style:paragraph-properties fo:margin-left="0.4165in" fo:margin-right="0in" fo:margin-top="0.0209in" fo:margin-bottom="0.0209in" style:contextual-spacing="false" fo:text-indent="0in" style:auto-text-indent="false" fo:padding="0in" fo:border="none"/>
    </style:style>
    <style:style style:name="P249" style:family="paragraph" style:parent-style-name="Text_20_body" style:list-style-name="L230">
      <style:paragraph-properties fo:margin-left="0.0209in" fo:margin-right="0.0209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e4e4e4" loext:opacity="92%" fo:letter-spacing="normal"/>
    </style:style>
    <style:style style:name="P250" style:family="paragraph" style:parent-style-name="Text_20_body" style:list-style-name="L231">
      <style:paragraph-properties fo:margin-left="0in" fo:margin-right="0.0417in" fo:margin-top="0in" fo:margin-bottom="0in" style:contextual-spacing="false" fo:text-indent="0in" style:auto-text-indent="false" fo:padding="0in" fo:border="none"/>
    </style:style>
    <style:style style:name="P251" style:family="paragraph" style:parent-style-name="Text_20_body" style:list-style-name="L23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1" fo:text-indent="0in" style:auto-text-indent="false"/>
      <style:text-properties fo:color="#e4e4e4" loext:opacity="37%" fo:font-size="7.5pt"/>
    </style:style>
    <style:style style:name="T1" style:family="text">
      <style:text-properties fo:font-weight="bold"/>
    </style:style>
    <style:style style:name="T2" style:family="text">
      <style:text-properties style:font-name="Consolas"/>
    </style:style>
    <style:style style:name="T3" style:family="text">
      <style:text-properties style:font-name="Consolas" fo:font-weight="bold"/>
    </style:style>
    <style:style style:name="T4" style:family="text">
      <style:text-properties style:font-name="Consolas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background-color="#181818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141414" fo:margin-left="0in" fo:margin-right="0in" style:editable="false">
        <style:columns fo:column-count="1" fo:column-gap="0in"/>
        <style:background-image/>
      </style:section-properties>
    </style:style>
    <style:style style:name="Sect3" style:family="section">
      <style:section-properties fo:margin-left="0in" fo:margin-right="0in" style:editable="false">
        <style:columns fo:column-count="1" fo:column-gap="0in"/>
      </style:section-properties>
    </style:style>
    <style:style style:name="Sect4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0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7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2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9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3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wo additional, intermediate goals are expected: 1) Generalizing charts like weekly distribution chart to not be hardcoded against things like days of the week, but to be able to provide any modulus, like hours of the day (=24 x-axis intervals) for instance. 2) The user has a raw dataset from sql which they can then transform under different operands/operations (example: raw dataset1 + raw dataset2 - rawdataset3; or square root of dataset1). A before and after table/grid of representative values of the transformed dataset can then be dynamically sent through pipeline to be computed and rendered by a chart. How does this affect the phases and planning above? </text:p>
      <text:p text:style-name="Standard"/>
      <text:p text:style-name="Standard"/>
      <text:p text:style-name="Standard"/>
      <text:h text:style-name="P1" text:outline-level="3">High‑level impact on phases</text:h>
      <text:section text:style-name="Sect1" text:name="bubble-6fd987186526">
        <text:list text:style-name="L1">
          <text:list-item>
            <text:p text:style-name="P2"><text:span text:style-name="T1">Phase 3 (CMS production &amp; identity)</text:span>: Unchanged. Both new goals sit above the canonical/CMS layer, so Phase 3 remains essentially complete.</text:p>
          </text:list-item>
        </text:list>
        <text:list text:style-name="L2">
          <text:list-item>
            <text:p text:style-name="P3"><text:span text:style-name="T1">Phase 4 (Consumer Adoption &amp; Visualization)</text:span>: Goal 1 (generalized cyclic charts) becomes a <text:span text:style-name="T1">late‑Phase‑4 visualization milestone</text:span> once CMS integration and strategy migration are stable.</text:p>
          </text:list-item>
        </text:list>
        <text:list text:style-name="L3">
          <text:list-item>
            <text:p text:style-name="P4"><text:span text:style-name="T1">Phase 5 (Derived Metrics &amp; Analytical Composition)</text:span>: Goal 2 (user‑defined transformations) is essentially the <text:span text:style-name="T1">core of Phase 5</text:span>, with some light pre‑work that can start in late Phase 4.</text:p>
          </text:list-item>
        </text:list>
        <text:p text:style-name="P5">Below is a <text:span text:style-name="T1">brief, concrete task outline</text:span>, mapped to phases.</text:p>
        <text:p text:style-name="P6"/>
        <text:h text:style-name="P7" text:outline-level="3">Goal 1: Generalize “weekly distribution” to arbitrary cycles (late Phase 4)</text:h>
        <text:p text:style-name="P8"><text:span text:style-name="T1">Intent</text:span>: Move from “hard‑coded weekdays” to a generic “cyclic distribution” engine (e.g. 7‑day week, 24‑hour day, N‑bucket modulo).<text:span text:style-name="T1">Where it lives</text:span>: Primarily in <text:span text:style-name="T2">DataVisualiser</text:span> computation + rendering (Phase 4.3+).<text:span text:style-name="T1">Key tasks:</text:span></text:p>
        <text:list text:style-name="L4">
          <text:list-item text:start-value="1">
            <text:p text:style-name="P9">Abstract the “cycle” concept</text:p>
          </text:list-item>
        </text:list>
        <text:list text:style-name="L5">
          <text:list-item>
            <text:p text:style-name="P10">Introduce a small model (e.g. <text:span text:style-name="T2">CycleSpec</text:span>) in <text:span text:style-name="T2">DataVisualiser</text:span> with:</text:p>
          </text:list-item>
        </text:list>
        <text:list text:style-name="L6">
          <text:list-item>
            <text:p text:style-name="P11"><text:span text:style-name="T2">BucketCount</text:span> (e.g. 7, 24, N)</text:p>
          </text:list-item>
        </text:list>
        <text:list text:style-name="L7">
          <text:list-item>
            <text:p text:style-name="P12"><text:span text:style-name="T2">BucketLabelFormatter</text:span> (e.g. Monday…Sunday, 0–23h, custom)</text:p>
          </text:list-item>
        </text:list>
        <text:list text:style-name="L8">
          <text:list-item>
            <text:p text:style-name="P13"><text:span text:style-name="T2">BucketSelector(DateTime ts) -&gt; int</text:span> (the modulo/bucket function)</text:p>
          </text:list-item>
        </text:list>
        <text:list text:style-name="L9">
          <text:list-item>
            <text:p text:style-name="P14">Use this instead of “day of week” in:</text:p>
          </text:list-item>
        </text:list>
        <text:list text:style-name="L10">
          <text:list-item>
            <text:p text:style-name="P15">WeeklyDistributionStrategy</text:p>
          </text:list-item>
        </text:list>
        <text:list text:style-name="L11">
          <text:list-item>
            <text:p text:style-name="P16">WeeklyDistributionService</text:p>
          </text:list-item>
        </text:list>
        <text:list text:style-name="L12">
          <text:list-item>
            <text:p text:style-name="P17">Any result models (<text:span text:style-name="T2">WeeklyDistributionResult</text:span>, etc.)</text:p>
          </text:list-item>
        </text:list>
        <text:list text:style-name="L13">
          <text:list-item text:start-value="2">
            <text:p text:style-name="P18">Generalize existing weekly distribution logic</text:p>
          </text:list-item>
        </text:list>
        <text:list text:style-name="L14">
          <text:list-item>
            <text:p text:style-name="P19">Refactor current weekday‑specific code to a <text:span text:style-name="T1">generic distribution engine</text:span> that:</text:p>
          </text:list-item>
        </text:list>
        <text:list text:style-name="L15">
          <text:list-item>
            <text:p text:style-name="P20">Accepts a <text:span text:style-name="T2">CycleSpec</text:span></text:p>
          </text:list-item>
        </text:list>
        <text:list text:style-name="L16">
          <text:list-item>
            <text:p text:style-name="P21"><text:soft-page-break/>Computes frequency/aggregates per bucket</text:p>
          </text:list-item>
        </text:list>
        <text:list text:style-name="L17">
          <text:list-item>
            <text:p text:style-name="P22">Re‑express current “Weekly Distribution” as a <text:span text:style-name="T1">config instance</text:span>:</text:p>
          </text:list-item>
        </text:list>
        <text:list text:style-name="L18">
          <text:list-item>
            <text:p text:style-name="P23"><text:span text:style-name="T2">CycleSpec</text:span> where <text:span text:style-name="T2">BucketCount = 7</text:span> and <text:span text:style-name="T2">BucketSelector = ts.DayOfWeek</text:span>.</text:p>
          </text:list-item>
        </text:list>
        <text:list text:style-name="L19">
          <text:list-item text:start-value="3">
            <text:p text:style-name="P24">Add new cycle instances (e.g. hour‑of‑day)</text:p>
          </text:list-item>
        </text:list>
        <text:list text:style-name="L20">
          <text:list-item>
            <text:p text:style-name="P25">Define additional <text:span text:style-name="T2">CycleSpec</text:span> instances:</text:p>
          </text:list-item>
        </text:list>
        <text:list text:style-name="L21">
          <text:list-item>
            <text:p text:style-name="P26">Hour‑of‑day (<text:span text:style-name="T2">BucketCount = 24</text:span>, <text:span text:style-name="T2">BucketSelector = ts.Hour</text:span>)</text:p>
          </text:list-item>
        </text:list>
        <text:list text:style-name="L22">
          <text:list-item>
            <text:p text:style-name="P27">Possibly others (custom N)</text:p>
          </text:list-item>
        </text:list>
        <text:list text:style-name="L23">
          <text:list-item>
            <text:p text:style-name="P28">Extend the chart and service to accept a <text:span text:style-name="T2">CycleSpec</text:span> parameter rather than assuming “week”.</text:p>
          </text:list-item>
        </text:list>
        <text:list text:style-name="L24">
          <text:list-item text:start-value="4">
            <text:p text:style-name="P29">Minimal UI surface</text:p>
          </text:list-item>
        </text:list>
        <text:list text:style-name="L25">
          <text:list-item>
            <text:p text:style-name="P30">Add a small selector (e.g. “Cycle type: Week / Day / Custom N”) that:</text:p>
          </text:list-item>
        </text:list>
        <text:list text:style-name="L26">
          <text:list-item>
            <text:p text:style-name="P31">Chooses an appropriate <text:span text:style-name="T2">CycleSpec</text:span></text:p>
          </text:list-item>
        </text:list>
        <text:list text:style-name="L27">
          <text:list-item>
            <text:p text:style-name="P32">Reuses the same underlying distribution engine and chart.</text:p>
          </text:list-item>
        </text:list>
        <text:p text:style-name="P33"><text:span text:style-name="T1">Effect on planning</text:span>:</text:p>
        <text:list text:style-name="L28">
          <text:list-item>
            <text:p text:style-name="P34">Adds a <text:span text:style-name="T1">Phase 4.4‑style milestone</text:span>: “Generalize distribution charts to arbitrary cycles.”</text:p>
          </text:list-item>
        </text:list>
        <text:list text:style-name="L29">
          <text:list-item>
            <text:p text:style-name="P35">Leverages the refactored <text:span text:style-name="T2">WeeklyDistributionService</text:span>/chart code and the new decomposed methods.</text:p>
          </text:list-item>
        </text:list>
        <text:p text:style-name="P6"/>
        <text:h text:style-name="P7" text:outline-level="3">Goal 2: User‑defined transformations &amp; before/after grid (Phase 5 core)</text:h>
        <text:p text:style-name="P8"><text:span text:style-name="T1">Intent</text:span>: Let the user define expressions over raw/CMS datasets (e.g. <text:span text:style-name="T2">d1 + d2 - d3</text:span>, <text:span text:style-name="T2">sqrt(d1)</text:span>), preview representative values, then send the transformed series through the existing pipeline for charting.<text:span text:style-name="T1">Where it lives</text:span>: Primarily <text:span text:style-name="T1">Phase 5</text:span> (“Derived Metrics &amp; Analytical Composition”), with some design groundwork that can start in late Phase 4.<text:span text:style-name="T1">Key tasks:</text:span></text:p>
        <text:list text:style-name="L30">
          <text:list-item text:start-value="1">
            <text:p text:style-name="P36">Define an explicit transformation model (expression layer)</text:p>
          </text:list-item>
        </text:list>
        <text:list text:style-name="L31">
          <text:list-item>
            <text:p text:style-name="P37">At the <text:span text:style-name="T1">canonical / CMS layer</text:span>, design an expression model, e.g.:</text:p>
          </text:list-item>
        </text:list>
        <text:list text:style-name="L32">
          <text:list-item>
            <text:p text:style-name="P38"><text:span text:style-name="T2">DerivedSeriesExpression</text:span> (tree of operations: add, subtract, multiply, divide, sqrt, etc.)</text:p>
          </text:list-item>
        </text:list>
        <text:list text:style-name="L33">
          <text:list-item>
            <text:p text:style-name="P39">Operands are <text:span text:style-name="T1">canonical metric series</text:span> or constants, not raw SQL rows.</text:p>
          </text:list-item>
        </text:list>
        <text:list text:style-name="L34">
          <text:list-item>
            <text:p text:style-name="P40">Enforce semantic rules with existing helpers:</text:p>
          </text:list-item>
        </text:list>
        <text:list text:style-name="L35">
          <text:list-item>
            <text:p text:style-name="P41">Use <text:span text:style-name="T2">MetricCompatibilityHelper</text:span> to ensure operations only combine compatible metrics.</text:p>
          </text:list-item>
        </text:list>
        <text:list text:style-name="L36">
          <text:list-item text:start-value="2">
            <text:p text:style-name="P42">Implement a transformation engine</text:p>
          </text:list-item>
        </text:list>
        <text:list text:style-name="L37">
          <text:list-item>
            <text:p text:style-name="P43">Build a pure function/service that:</text:p>
          </text:list-item>
        </text:list>
        <text:list text:style-name="L38">
          <text:list-item>
            <text:p text:style-name="P44">Accepts: <text:span text:style-name="T2">DerivedSeriesExpression + input CMS series</text:span></text:p>
          </text:list-item>
        </text:list>
        <text:list text:style-name="L39">
          <text:list-item>
            <text:p text:style-name="P45"><text:soft-page-break/>Produces: a new <text:span text:style-name="T1">ephemeral CMS</text:span> series (not persisted) and:</text:p>
          </text:list-item>
        </text:list>
        <text:list text:style-name="L40">
          <text:list-item>
            <text:p text:style-name="P46">A small “preview” of representative values (e.g. fixed sample of timestamps + values).</text:p>
          </text:list-item>
        </text:list>
        <text:list text:style-name="L41">
          <text:list-item>
            <text:p text:style-name="P47">Format this preview as a <text:span text:style-name="T1">before/after grid</text:span>:</text:p>
          </text:list-item>
        </text:list>
        <text:list text:style-name="L42">
          <text:list-item>
            <text:p text:style-name="P48">Columns: timestamp, input series values, derived series value.</text:p>
          </text:list-item>
        </text:list>
        <text:list text:style-name="L43">
          <text:list-item>
            <text:p text:style-name="P49">This grid is purely presentational; the derived series is the authoritative output.</text:p>
          </text:list-item>
        </text:list>
        <text:list text:style-name="L44">
          <text:list-item text:start-value="3">
            <text:p text:style-name="P50">Integrate with the existing chart pipeline</text:p>
          </text:list-item>
        </text:list>
        <text:list text:style-name="L45">
          <text:list-item>
            <text:p text:style-name="P51">Create a new “derived metric” strategy in <text:span text:style-name="T2">DataVisualiser</text:span> that:</text:p>
          </text:list-item>
        </text:list>
        <text:list text:style-name="L46">
          <text:list-item>
            <text:p text:style-name="P52">Accepts a CMS (or HealthMetricData converted from derived CMS via <text:span text:style-name="T2">CmsConversionHelper</text:span>).</text:p>
          </text:list-item>
        </text:list>
        <text:list text:style-name="L47">
          <text:list-item>
            <text:p text:style-name="P53">Reuses existing smoothing / normalization logic via the refactored strategies.</text:p>
          </text:list-item>
        </text:list>
        <text:list text:style-name="L48">
          <text:list-item>
            <text:p text:style-name="P54">Thread this through:</text:p>
          </text:list-item>
        </text:list>
        <text:list text:style-name="L49">
          <text:list-item>
            <text:p text:style-name="P55"><text:span text:style-name="T2">ChartComputationEngine</text:span> → <text:span text:style-name="T2">ChartUpdateCoordinator</text:span> → <text:span text:style-name="T2">ChartRenderEngine</text:span>.</text:p>
          </text:list-item>
        </text:list>
        <text:list text:style-name="L50">
          <text:list-item>
            <text:p text:style-name="P56">Ensure this behaves like any other series from the chart’s point of view.</text:p>
          </text:list-item>
        </text:list>
        <text:list text:style-name="L51">
          <text:list-item text:start-value="4">
            <text:p text:style-name="P57">Add a minimal UI workflow (Phase 5 UI)</text:p>
          </text:list-item>
        </text:list>
        <text:list text:style-name="L52">
          <text:list-item>
            <text:p text:style-name="P58">UI flow (roughly):</text:p>
          </text:list-item>
        </text:list>
        <text:list text:style-name="L53">
          <text:list-item>
            <text:p text:style-name="P59">User selects base series (canonical IDs) + operations (e.g. <text:span text:style-name="T2">A + B - C</text:span>, <text:span text:style-name="T2">sqrt(A)</text:span>).</text:p>
          </text:list-item>
        </text:list>
        <text:list text:style-name="L54">
          <text:list-item>
            <text:p text:style-name="P60">System:</text:p>
          </text:list-item>
        </text:list>
        <text:list text:style-name="L55">
          <text:list-item>
            <text:p text:style-name="P61">Fetches the underlying CMS series via <text:span text:style-name="T2">CmsDataService</text:span>.</text:p>
          </text:list-item>
        </text:list>
        <text:list text:style-name="L56">
          <text:list-item>
            <text:p text:style-name="P62">Evaluates the expression to get a derived CMS.</text:p>
          </text:list-item>
        </text:list>
        <text:list text:style-name="L57">
          <text:list-item>
            <text:p text:style-name="P63">Displays the “before/after” grid from transformation engine preview.</text:p>
          </text:list-item>
        </text:list>
        <text:list text:style-name="L58">
          <text:list-item>
            <text:p text:style-name="P64">Offers an action “Render chart for derived series” which sends the derived series into the existing pipeline.</text:p>
          </text:list-item>
        </text:list>
        <text:list text:style-name="L59">
          <text:list-item>
            <text:p text:style-name="P65">Keep all derived metrics <text:span text:style-name="T1">ephemeral and explicit</text:span>, consistent with Project Bible (no implicit promotion to canonical identity).</text:p>
          </text:list-item>
        </text:list>
        <text:p text:style-name="P33"><text:span text:style-name="T1">Effect on planning</text:span>:</text:p>
        <text:list text:style-name="L60">
          <text:list-item>
            <text:p text:style-name="P66">Becomes the <text:span text:style-name="T1">primary content of Phase 5</text:span> (Derived Metrics &amp; Analytical Composition).</text:p>
          </text:list-item>
        </text:list>
        <text:list text:style-name="L61">
          <text:list-item>
            <text:p text:style-name="P67">Some <text:span text:style-name="T1">design groundwork</text:span> (expression model, compatibility rules) can start after Phase 4 strategy migration stabilizes.</text:p>
          </text:list-item>
        </text:list>
        <text:p text:style-name="P6"/>
        <text:h text:style-name="P7" text:outline-level="3">Recommended immediate next tasks (bridging 4 → 5)</text:h>
        <text:p text:style-name="P33">Given your current state (Phase 4 ≈ 55%, refactors done):</text:p>
        <text:list text:style-name="L62">
          <text:list-item text:start-value="1">
            <text:p text:style-name="P68"><text:soft-page-break/><text:span text:style-name="T1">Finish Phase 4.3 strategy migration</text:span>:</text:p>
          </text:list-item>
        </text:list>
        <text:list text:style-name="L63">
          <text:list-item>
            <text:p text:style-name="P69">Add CMS support to <text:span text:style-name="T2">CombinedMetricStrategy</text:span>, <text:span text:style-name="T2">DifferenceStrategy</text:span>, <text:span text:style-name="T2">RatioStrategy</text:span>, <text:span text:style-name="T2">NormalizedStrategy</text:span>.</text:p>
          </text:list-item>
        </text:list>
        <text:list text:style-name="L64">
          <text:list-item text:start-value="2">
            <text:p text:style-name="P70"><text:span text:style-name="T1">Introduce the generic cycle abstraction (Goal 1 groundwork)</text:span>:</text:p>
          </text:list-item>
        </text:list>
        <text:list text:style-name="L65">
          <text:list-item>
            <text:p text:style-name="P71">Design and implement <text:span text:style-name="T2">CycleSpec</text:span> and the generalized distribution engine.</text:p>
          </text:list-item>
        </text:list>
        <text:list text:style-name="L66">
          <text:list-item>
            <text:p text:style-name="P72">Re‑express weekly distribution as a configuration of this engine.</text:p>
          </text:list-item>
        </text:list>
        <text:list text:style-name="L67">
          <text:list-item text:start-value="3">
            <text:p text:style-name="P73"><text:span text:style-name="T1">Design the transformation expression model (Goal 2 groundwork)</text:span>:</text:p>
          </text:list-item>
        </text:list>
        <text:list text:style-name="L68">
          <text:list-item>
            <text:p text:style-name="P74">Draft a small, explicit expression AST for metric operations over CMS.</text:p>
          </text:list-item>
        </text:list>
        <text:list text:style-name="L69">
          <text:list-item>
            <text:p text:style-name="P75">Define how semantic compatibility is enforced (with <text:span text:style-name="T2">MetricCompatibilityHelper</text:span>).</text:p>
          </text:list-item>
        </text:list>
        <text:p text:style-name="P5">These steps keep you aligned with the existing roadmap, while making both new intermediate goals first‑class, planned milestones rather than ad‑hoc additions.</text:p>
      </text:section>
      <text:section text:style-name="Sect1" text:name="bubble-1344a6008f6f">
        <text:p text:style-name="P76"/>
      </text:section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section text:style-name="Sect2" text:name="workbench.parts.auxiliarybar">
        <text:section text:style-name="Sect1" text:name="workbench.panel.aichat.652efc65-7474-40ee-b356-7ca2527e1fa3">
          <text:p text:style-name="P77"/>
          <text:section text:style-name="Sect1" text:name="bubble-86331f70567f">
            <text:h text:style-name="P78" text:outline-level="2">Intermediate Goals &amp; Phase Alignment</text:h>
            <text:h text:style-name="P7" text:outline-level="3">1. Context</text:h>
            <text:p text:style-name="P5">The project is mid‑transition between:</text:p>
            <text:list text:style-name="L70">
              <text:list-item>
                <text:p text:style-name="P79"><text:span text:style-name="T1">Phase 3 — Execution: Canonical Identity &amp; CMS Integration</text:span> (≈95% complete)</text:p>
              </text:list-item>
            </text:list>
            <text:list text:style-name="L71">
              <text:list-item>
                <text:p text:style-name="P80"><text:span text:style-name="T1">Phase 4 — Consumer Adoption &amp; Visualization Integration</text:span> (≈55% complete)</text:p>
              </text:list-item>
            </text:list>
            <text:p text:style-name="P5">Recent work has:</text:p>
            <text:list text:style-name="L72">
              <text:list-item>
                <text:p text:style-name="P81">Completed CMS production and mapping (Phase 3).</text:p>
              </text:list-item>
            </text:list>
            <text:list text:style-name="L73">
              <text:list-item>
                <text:p text:style-name="P82">Established CMS infrastructure and a proof‑of‑concept strategy (Phase 4.1–4.2).</text:p>
              </text:list-item>
            </text:list>
            <text:list text:style-name="L74">
              <text:list-item>
                <text:p text:style-name="P83">Migrated two strategies (<text:span text:style-name="T2">SingleMetricStrategy</text:span>, <text:span text:style-name="T2">MultiMetricStrategy</text:span>) to CMS.</text:p>
              </text:list-item>
            </text:list>
            <text:p text:style-name="P5">Two additional <text:span text:style-name="T1">intermediate goals</text:span> are now being introduced:</text:p>
            <text:list text:style-name="L75">
              <text:list-item text:start-value="1">
                <text:p text:style-name="P84"><text:span text:style-name="T1">Generalized cyclic charts</text:span> (e.g. weekly distribution generalized to arbitrary N‑bucket cycles).</text:p>
              </text:list-item>
            </text:list>
            <text:list text:style-name="L76">
              <text:list-item text:start-value="2">
                <text:p text:style-name="P85"><text:soft-page-break/><text:span text:style-name="T1">User‑defined transformations</text:span> over raw/CMS datasets with a before/after grid and charting pipeline integration.</text:p>
              </text:list-item>
            </text:list>
            <text:p text:style-name="P5">This document explains how these goals fit into the roadmap and outlines the next steps.</text:p>
            <text:p text:style-name="P86"/>
            <text:h text:style-name="P7" text:outline-level="3">2. New Intermediate Goals</text:h>
            <text:h text:style-name="P87" text:outline-level="4">2.1 Generalized cyclic charts (Goal 1)</text:h>
            <text:p text:style-name="P5"><text:span text:style-name="T1">Intent</text:span>:Move from a hard‑coded “weekly distribution” chart (bound to days of the week) to a <text:span text:style-name="T1">generic cyclic distribution engine</text:span>, parameterized by:</text:p>
            <text:list text:style-name="L77">
              <text:list-item>
                <text:p text:style-name="P88">An arbitrary <text:span text:style-name="T1">modulus / bucket count</text:span> (e.g. 7 for week, 24 for hours, N for custom).</text:p>
              </text:list-item>
            </text:list>
            <text:list text:style-name="L78">
              <text:list-item>
                <text:p text:style-name="P89">A <text:span text:style-name="T1">bucket mapping function</text:span> (e.g. <text:span text:style-name="T2">DayOfWeek</text:span>, <text:span text:style-name="T2">Hour</text:span>, or a custom modulo).</text:p>
              </text:list-item>
            </text:list>
            <text:list text:style-name="L79">
              <text:list-item>
                <text:p text:style-name="P90">A <text:span text:style-name="T1">labeling scheme</text:span> (e.g. Monday–Sunday, 0–23h, “Bucket 1..N”).</text:p>
              </text:list-item>
            </text:list>
            <text:p text:style-name="P5"><text:span text:style-name="T1">Examples</text:span>:</text:p>
            <text:list text:style-name="L80">
              <text:list-item>
                <text:p text:style-name="P91">Current: Distribution over <text:span text:style-name="T1">day of week</text:span> (7 buckets).</text:p>
              </text:list-item>
            </text:list>
            <text:list text:style-name="L81">
              <text:list-item>
                <text:p text:style-name="P92">Future: Distribution over <text:span text:style-name="T1">hour of day</text:span> (24 buckets) or any N‑bucket cycle.</text:p>
              </text:list-item>
            </text:list>
            <text:h text:style-name="P87" text:outline-level="4">2.2 User‑defined transformations with before/after grid (Goal 2)</text:h>
            <text:p text:style-name="P5"><text:span text:style-name="T1">Intent</text:span>:Allow users to define <text:span text:style-name="T1">explicit expressions</text:span> over datasets (ideally CMS streams), such as:</text:p>
            <text:list text:style-name="L82">
              <text:list-item>
                <text:p text:style-name="P93">dataset1 + dataset2 - dataset3</text:p>
              </text:list-item>
            </text:list>
            <text:list text:style-name="L83">
              <text:list-item>
                <text:p text:style-name="P94">sqrt(dataset1)</text:p>
              </text:list-item>
            </text:list>
            <text:list text:style-name="L84">
              <text:list-item>
                <text:p text:style-name="P95">More complex compositions built from a safe operator set.</text:p>
              </text:list-item>
            </text:list>
            <text:p text:style-name="P5">The system should:</text:p>
            <text:list text:style-name="L85">
              <text:list-item text:start-value="1">
                <text:p text:style-name="P96">Compute a <text:span text:style-name="T1">derived series</text:span> from this expression.</text:p>
              </text:list-item>
            </text:list>
            <text:list text:style-name="L86">
              <text:list-item text:start-value="2">
                <text:p text:style-name="P97">Produce a small <text:span text:style-name="T1">before/after table/grid</text:span> of representative values:</text:p>
              </text:list-item>
            </text:list>
            <text:list text:style-name="L87">
              <text:list-item>
                <text:p text:style-name="P98">Columns: timestamp, original series values, derived series value.</text:p>
              </text:list-item>
            </text:list>
            <text:list text:style-name="L88">
              <text:list-item text:start-value="3">
                <text:p text:style-name="P99">Send the derived series through the <text:span text:style-name="T1">existing chart pipeline</text:span> for computation and rendering.</text:p>
              </text:list-item>
            </text:list>
            <text:p text:style-name="P5">These derived series are <text:span text:style-name="T1">ephemeral</text:span> and <text:span text:style-name="T1">non‑canonical</text:span> (no implicit promotion to canonical identity), in line with the Project Bible.</text:p>
            <text:p text:style-name="P86"/>
            <text:h text:style-name="P7" text:outline-level="3">3. Phase Alignment</text:h>
            <text:h text:style-name="P87" text:outline-level="4">3.1 Phase 3 — Execution: Canonical Identity &amp; CMS Integration</text:h>
            <text:p text:style-name="P5"><text:span text:style-name="T1">Status</text:span>: ~95% complete; no change from these two goals.</text:p>
            <text:list text:style-name="L89">
              <text:list-item>
                <text:p text:style-name="P100">Phase 3 is concerned with <text:span text:style-name="T1">CMS production</text:span> and <text:span text:style-name="T1">identity resolution</text:span>.</text:p>
              </text:list-item>
            </text:list>
            <text:list text:style-name="L90">
              <text:list-item>
                <text:p text:style-name="P101"><text:soft-page-break/>Both new goals live <text:span text:style-name="T1">above the CMS layer</text:span>:</text:p>
              </text:list-item>
            </text:list>
            <text:list text:style-name="L91">
              <text:list-item>
                <text:p text:style-name="P102">Goal 1 operates in the <text:span text:style-name="T1">computation/visualization</text:span> layer.</text:p>
              </text:list-item>
            </text:list>
            <text:list text:style-name="L92">
              <text:list-item>
                <text:p text:style-name="P103">Goal 2 operates in a <text:span text:style-name="T1">derived series / analytical layer</text:span> that consumes CMS or converted data.</text:p>
              </text:list-item>
            </text:list>
            <text:list text:style-name="L93">
              <text:list-item>
                <text:p text:style-name="P104">Therefore, these goals <text:span text:style-name="T1">do not affect</text:span> Phase 3’s completion status.</text:p>
              </text:list-item>
            </text:list>
            <text:h text:style-name="P87" text:outline-level="4">3.2 Phase 4 — Consumer Adoption &amp; Visualization Integration</text:h>
            <text:p text:style-name="P5"><text:span text:style-name="T1">Status</text:span>: ~55% complete; advanced but not finished.Phase 4 intended outcomes:</text:p>
            <text:list text:style-name="L94">
              <text:list-item>
                <text:p text:style-name="P105">Define a <text:span text:style-name="T1">minimal CMS dependency</text:span> for DataVisualiser.</text:p>
              </text:list-item>
            </text:list>
            <text:list text:style-name="L95">
              <text:list-item>
                <text:p text:style-name="P106">Support <text:span text:style-name="T1">parallel CMS and legacy</text:span> data paths.</text:p>
              </text:list-item>
            </text:list>
            <text:list text:style-name="L96">
              <text:list-item>
                <text:p text:style-name="P107">Provide <text:span text:style-name="T1">opt‑in</text:span> to CMS workflows.</text:p>
              </text:list-item>
            </text:list>
            <text:list text:style-name="L97">
              <text:list-item>
                <text:p text:style-name="P108">Reduce semantic ambiguity in the UI.</text:p>
              </text:list-item>
            </text:list>
            <text:p text:style-name="P5"><text:span text:style-name="T1">Where the new goals fit</text:span>:</text:p>
            <text:list text:style-name="L98">
              <text:list-item>
                <text:p text:style-name="P109"><text:span text:style-name="T1">Goal 1</text:span> (generalized cyclic charts):</text:p>
              </text:list-item>
            </text:list>
            <text:list text:style-name="L99">
              <text:list-item>
                <text:p text:style-name="P110">Sits in <text:span text:style-name="T1">Phase 4 (late)</text:span> as a visualization enhancement once core CMS integration is stable.</text:p>
              </text:list-item>
            </text:list>
            <text:list text:style-name="L100">
              <text:list-item>
                <text:p text:style-name="P111">Builds on existing <text:span text:style-name="T1">WeeklyDistributionService/Strategy</text:span>, generalized to arbitrary cycles.</text:p>
              </text:list-item>
            </text:list>
            <text:list text:style-name="L101">
              <text:list-item>
                <text:p text:style-name="P112"><text:span text:style-name="T1">Goal 2</text:span> (user transformations + before/after grid):</text:p>
              </text:list-item>
            </text:list>
            <text:list text:style-name="L102">
              <text:list-item>
                <text:p text:style-name="P113">Conceptually part of <text:span text:style-name="T1">Phase 5 — Derived Metrics &amp; Analytical Composition</text:span>.</text:p>
              </text:list-item>
            </text:list>
            <text:list text:style-name="L103">
              <text:list-item>
                <text:p text:style-name="P114">Some groundwork (expression modeling, compatibility rules) can start in <text:span text:style-name="T1">late Phase 4</text:span> but the full capability aligns with Phase 5’s charter.</text:p>
              </text:list-item>
            </text:list>
            <text:h text:style-name="P87" text:outline-level="4">3.3 Phase 5 — Derived Metrics &amp; Analytical Composition</text:h>
            <text:p text:style-name="P5"><text:span text:style-name="T1">Status</text:span>: Not started; Goal 2 is essentially its core.Phase 5 intended outcomes:</text:p>
            <text:list text:style-name="L104">
              <text:list-item>
                <text:p text:style-name="P115">Explicit creation of <text:span text:style-name="T1">derived metrics</text:span> via composition and aggregation.</text:p>
              </text:list-item>
            </text:list>
            <text:list text:style-name="L105">
              <text:list-item>
                <text:p text:style-name="P116">Support for <text:span text:style-name="T1">ephemeral and persistent</text:span> derived identities.</text:p>
              </text:list-item>
            </text:list>
            <text:list text:style-name="L106">
              <text:list-item>
                <text:p text:style-name="P117">No implicit promotion to canonical truth.</text:p>
              </text:list-item>
            </text:list>
            <text:p text:style-name="P5">Goal 2 maps directly onto this:</text:p>
            <text:list text:style-name="L107">
              <text:list-item>
                <text:p text:style-name="P118">The user‑defined expression is a <text:span text:style-name="T1">derived metric definition</text:span>.</text:p>
              </text:list-item>
            </text:list>
            <text:list text:style-name="L108">
              <text:list-item>
                <text:p text:style-name="P119">The before/after grid is a <text:span text:style-name="T1">preview</text:span> of the derived metric’s behavior.</text:p>
              </text:list-item>
            </text:list>
            <text:list text:style-name="L109">
              <text:list-item>
                <text:p text:style-name="P120">The derived series fed into charting is an <text:span text:style-name="T1">ephemeral, explicit</text:span> derived metric.</text:p>
              </text:list-item>
            </text:list>
            <text:p text:style-name="P86"/>
            <text:h text:style-name="P7" text:outline-level="3"><text:soft-page-break/>4. Detailed Task Outline</text:h>
            <text:h text:style-name="P87" text:outline-level="4">4.1 Goal 1 — Generalized cyclic charts (late Phase 4)</text:h>
            <text:p text:style-name="P5"><text:span text:style-name="T1">Objective</text:span>: Replace the “weekly distribution only” logic with a generic <text:span text:style-name="T1">cyclic distribution engine</text:span> that can support week, day, and arbitrary cycles.<text:span text:style-name="T1">Key tasks</text:span>:</text:p>
            <text:list text:style-name="L110">
              <text:list-item text:start-value="1">
                <text:p text:style-name="P121"><text:span text:style-name="T1">Introduce a </text:span><text:span text:style-name="T3">CycleSpec</text:span><text:span text:style-name="T1"> abstraction</text:span> (in DataVisualiser)</text:p>
              </text:list-item>
            </text:list>
            <text:list text:style-name="L111">
              <text:list-item>
                <text:p text:style-name="P122">Properties (example shape):</text:p>
              </text:list-item>
            </text:list>
            <text:list text:style-name="L112">
              <text:list-item>
                <text:p text:style-name="P123"><text:span text:style-name="T2">int BucketCount</text:span> — total number of buckets (7, 24, N).</text:p>
              </text:list-item>
            </text:list>
            <text:list text:style-name="L113">
              <text:list-item>
                <text:p text:style-name="P124"><text:span text:style-name="T2">Func&lt;DateTime, int&gt; BucketSelector</text:span> — maps a timestamp to a bucket index <text:span text:style-name="T2">[0..BucketCount-1]</text:span>.</text:p>
              </text:list-item>
            </text:list>
            <text:list text:style-name="L114">
              <text:list-item>
                <text:p text:style-name="P125"><text:span text:style-name="T2">Func&lt;int, string&gt; BucketLabelFormatter</text:span> — maps bucket index to label.</text:p>
              </text:list-item>
            </text:list>
            <text:list text:style-name="L115">
              <text:list-item>
                <text:p text:style-name="P126">This abstraction lives in the <text:span text:style-name="T1">chart/computation layer</text:span>, not in CMS.</text:p>
              </text:list-item>
            </text:list>
            <text:list text:style-name="L116">
              <text:list-item text:start-value="2">
                <text:p text:style-name="P127">Generalize Weekly Distribution computation</text:p>
              </text:list-item>
            </text:list>
            <text:list text:style-name="L117">
              <text:list-item>
                <text:p text:style-name="P128">Move current weekday logic into a <text:span text:style-name="T1">generic distribution function</text:span>:</text:p>
              </text:list-item>
            </text:list>
            <text:list text:style-name="L118">
              <text:list-item>
                <text:p text:style-name="P129">Input: <text:span text:style-name="T2">IEnumerable&lt;HealthMetricData&gt;</text:span> or CMS‑backed data.</text:p>
              </text:list-item>
            </text:list>
            <text:list text:style-name="L119">
              <text:list-item>
                <text:p text:style-name="P130">Input: <text:span text:style-name="T2">CycleSpec</text:span>.</text:p>
              </text:list-item>
            </text:list>
            <text:list text:style-name="L120">
              <text:list-item>
                <text:p text:style-name="P131">Output: “distribution result” model (counts, averages, etc. per bucket).</text:p>
              </text:list-item>
            </text:list>
            <text:list text:style-name="L121">
              <text:list-item>
                <text:p text:style-name="P132">Re‑implement <text:span text:style-name="T1">WeeklyDistributionStrategy</text:span> to use this function with:</text:p>
              </text:list-item>
            </text:list>
            <text:list text:style-name="L122">
              <text:list-item>
                <text:p text:style-name="P133">BucketCount = 7</text:p>
              </text:list-item>
            </text:list>
            <text:list text:style-name="L123">
              <text:list-item>
                <text:p text:style-name="P134">BucketSelector = ts =&gt; (int)ts.DayOfWeek</text:p>
              </text:list-item>
            </text:list>
            <text:list text:style-name="L124">
              <text:list-item>
                <text:p text:style-name="P135"><text:span text:style-name="T2">BucketLabelFormatter</text:span> = localized weekday names.</text:p>
              </text:list-item>
            </text:list>
            <text:list text:style-name="L125">
              <text:list-item text:start-value="3">
                <text:p text:style-name="P136">Add additional cycle configurations</text:p>
              </text:list-item>
            </text:list>
            <text:list text:style-name="L126">
              <text:list-item>
                <text:p text:style-name="P137">Example: <text:span text:style-name="T1">Hour‑of‑Day distribution</text:span>:</text:p>
              </text:list-item>
            </text:list>
            <text:list text:style-name="L127">
              <text:list-item>
                <text:p text:style-name="P138">BucketCount = 24</text:p>
              </text:list-item>
            </text:list>
            <text:list text:style-name="L128">
              <text:list-item>
                <text:p text:style-name="P139">BucketSelector = ts =&gt; ts.Hour</text:p>
              </text:list-item>
            </text:list>
            <text:list text:style-name="L129">
              <text:list-item>
                <text:p text:style-name="P140">BucketLabelFormatter = i =&gt; $"{i:00}:00"</text:p>
              </text:list-item>
            </text:list>
            <text:list text:style-name="L130">
              <text:list-item>
                <text:p text:style-name="P141">Potential future N‑bucket cycles (e.g. 10‑minute bins, 30‑minute bins).</text:p>
              </text:list-item>
            </text:list>
            <text:list text:style-name="L131">
              <text:list-item text:start-value="4">
                <text:p text:style-name="P142">Extend chart rendering</text:p>
              </text:list-item>
            </text:list>
            <text:list text:style-name="L132">
              <text:list-item>
                <text:p text:style-name="P143">Update the weekly distribution chart to take:</text:p>
              </text:list-item>
            </text:list>
            <text:list text:style-name="L133">
              <text:list-item>
                <text:p text:style-name="P144">A <text:span text:style-name="T1">generic distribution result</text:span> (per bucket).</text:p>
              </text:list-item>
            </text:list>
            <text:list text:style-name="L134">
              <text:list-item>
                <text:p text:style-name="P145">A set of <text:span text:style-name="T1">labels</text:span> derived from <text:span text:style-name="T2">CycleSpec</text:span>.</text:p>
              </text:list-item>
            </text:list>
            <text:list text:style-name="L135">
              <text:list-item>
                <text:p text:style-name="P146">Ensure axis labeling and tooltip formatting use <text:span text:style-name="T2">CycleSpec</text:span> instead of hardcoded weekdays.</text:p>
              </text:list-item>
            </text:list>
            <text:list text:style-name="L136">
              <text:list-item text:start-value="5">
                <text:p text:style-name="P147">Minimal UI integration</text:p>
              </text:list-item>
            </text:list>
            <text:list text:style-name="L137">
              <text:list-item>
                <text:p text:style-name="P148"><text:soft-page-break/>Add a simple selector for <text:span text:style-name="T1">cycle type</text:span>:</text:p>
              </text:list-item>
            </text:list>
            <text:list text:style-name="L138">
              <text:list-item>
                <text:p text:style-name="P149">Options: “Week (7 days)”, “Day (24 hours)”, potentially “Custom N”.</text:p>
              </text:list-item>
            </text:list>
            <text:list text:style-name="L139">
              <text:list-item>
                <text:p text:style-name="P150">Map user selection to a <text:span text:style-name="T2">CycleSpec</text:span> and pass through to the distribution pipeline.</text:p>
              </text:list-item>
            </text:list>
            <text:p text:style-name="P5"><text:span text:style-name="T1">Outcome</text:span>:</text:p>
            <text:list text:style-name="L140">
              <text:list-item>
                <text:p text:style-name="P151">Weekly distribution becomes <text:span text:style-name="T1">one configuration</text:span> of a general cyclic distribution capability.</text:p>
              </text:list-item>
            </text:list>
            <text:list text:style-name="L141">
              <text:list-item>
                <text:p text:style-name="P152">Future cyclic visualizations can be added cheaply by defining new <text:span text:style-name="T2">CycleSpec</text:span> instances.</text:p>
              </text:list-item>
            </text:list>
            <text:p text:style-name="P86"/>
            <text:h text:style-name="P87" text:outline-level="4">4.2 Goal 2 — User‑defined transformations (Phase 5 core, with Phase 4 groundwork)</text:h>
            <text:p text:style-name="P5"><text:span text:style-name="T1">Objective</text:span>: Enable user‑defined expressions over metric series and integrate the resulting derived series into the existing chart pipeline, with a <text:span text:style-name="T1">before/after grid</text:span> preview.<text:span text:style-name="T1">Key tasks</text:span>:</text:p>
            <text:list text:style-name="L142">
              <text:list-item text:start-value="1">
                <text:p text:style-name="P153">Design an explicit expression model (AST)</text:p>
              </text:list-item>
            </text:list>
            <text:list text:style-name="L143">
              <text:list-item>
                <text:p text:style-name="P154">Define a small <text:span text:style-name="T1">expression tree</text:span> type (Phase 5 design work):</text:p>
              </text:list-item>
            </text:list>
            <text:list text:style-name="L144">
              <text:list-item>
                <text:p text:style-name="P155">Nodes: <text:span text:style-name="T2">Add</text:span>, <text:span text:style-name="T2">Subtract</text:span>, <text:span text:style-name="T2">Multiply</text:span>, <text:span text:style-name="T2">Divide</text:span>, <text:span text:style-name="T2">UnaryOp</text:span> (e.g. <text:span text:style-name="T2">Sqrt</text:span>), <text:span text:style-name="T2">Constant</text:span>, <text:span text:style-name="T2">SeriesReference</text:span>.</text:p>
              </text:list-item>
            </text:list>
            <text:list text:style-name="L145">
              <text:list-item>
                <text:p text:style-name="P156">Operands:</text:p>
              </text:list-item>
            </text:list>
            <text:list text:style-name="L146">
              <text:list-item>
                <text:p text:style-name="P157">Refer to <text:span text:style-name="T1">canonical metric series</text:span> (via canonical IDs) or simple constants.</text:p>
              </text:list-item>
            </text:list>
            <text:list text:style-name="L147">
              <text:list-item>
                <text:p text:style-name="P158">Enforce semantic constraints:</text:p>
              </text:list-item>
            </text:list>
            <text:list text:style-name="L148">
              <text:list-item>
                <text:p text:style-name="P159">Use <text:span text:style-name="T2">MetricCompatibilityHelper</text:span> to validate that operand series have compatible dimensions/units.</text:p>
              </text:list-item>
            </text:list>
            <text:list text:style-name="L149">
              <text:list-item text:start-value="2">
                <text:p text:style-name="P160">Implement a transformation engine</text:p>
              </text:list-item>
            </text:list>
            <text:list text:style-name="L150">
              <text:list-item>
                <text:p text:style-name="P161">A pure service/function that:</text:p>
              </text:list-item>
            </text:list>
            <text:list text:style-name="L151">
              <text:list-item>
                <text:p text:style-name="P162">Accepts: <text:span text:style-name="T2">DerivedSeriesExpression + [ICanonicalMetricSeries...]</text:span>.</text:p>
              </text:list-item>
            </text:list>
            <text:list text:style-name="L152">
              <text:list-item>
                <text:p text:style-name="P163">Produces:</text:p>
              </text:list-item>
            </text:list>
            <text:list text:style-name="L153">
              <text:list-item>
                <text:p text:style-name="P164">A <text:span text:style-name="T1">derived CMS series</text:span> (ephemeral; not persisted).</text:p>
              </text:list-item>
            </text:list>
            <text:list text:style-name="L154">
              <text:list-item>
                <text:p text:style-name="P165">A <text:span text:style-name="T1">preview grid</text:span>:</text:p>
              </text:list-item>
            </text:list>
            <text:list text:style-name="L155">
              <text:list-item>
                <text:p text:style-name="P166">A small subset of timestamps.</text:p>
              </text:list-item>
            </text:list>
            <text:list text:style-name="L156">
              <text:list-item>
                <text:p text:style-name="P167">Original series values.</text:p>
              </text:list-item>
            </text:list>
            <text:list text:style-name="L157">
              <text:list-item>
                <text:p text:style-name="P168">Derived series values.</text:p>
              </text:list-item>
            </text:list>
            <text:list text:style-name="L158">
              <text:list-item>
                <text:p text:style-name="P169">The preview grid:</text:p>
              </text:list-item>
            </text:list>
            <text:list text:style-name="L159">
              <text:list-item>
                <text:p text:style-name="P170">Is for <text:span text:style-name="T1">inspection only</text:span>.</text:p>
              </text:list-item>
            </text:list>
            <text:list text:style-name="L160">
              <text:list-item>
                <text:p text:style-name="P171">Does not affect canonical semantics.</text:p>
              </text:list-item>
            </text:list>
            <text:list text:style-name="L161">
              <text:list-item text:start-value="3">
                <text:p text:style-name="P172">Integrate with the existing chart pipeline</text:p>
              </text:list-item>
            </text:list>
            <text:list text:style-name="L162">
              <text:list-item>
                <text:p text:style-name="P173">Provide an adapter that converts the derived CMS series into:</text:p>
              </text:list-item>
            </text:list>
            <text:list text:style-name="L163">
              <text:list-item>
                <text:p text:style-name="P174"><text:soft-page-break/>Either <text:span text:style-name="T2">ICanonicalMetricSeries</text:span> accepted directly by CMS‑aware strategies, or</text:p>
              </text:list-item>
            </text:list>
            <text:list text:style-name="L164">
              <text:list-item>
                <text:p text:style-name="P175"><text:span text:style-name="T2">IEnumerable&lt;HealthMetricData&gt;</text:span> via <text:span text:style-name="T2">CmsConversionHelper</text:span> for existing strategies.</text:p>
              </text:list-item>
            </text:list>
            <text:list text:style-name="L165">
              <text:list-item>
                <text:p text:style-name="P176">Use existing, refactored strategies:</text:p>
              </text:list-item>
            </text:list>
            <text:list text:style-name="L166">
              <text:list-item>
                <text:p text:style-name="P177"><text:span text:style-name="T2">SingleMetricStrategy</text:span>, <text:span text:style-name="T2">MultiMetricStrategy</text:span>, etc.</text:p>
              </text:list-item>
            </text:list>
            <text:list text:style-name="L167">
              <text:list-item>
                <text:p text:style-name="P178">Thread through:</text:p>
              </text:list-item>
            </text:list>
            <text:list text:style-name="L168">
              <text:list-item>
                <text:p text:style-name="P179"><text:span text:style-name="T2">ChartComputationEngine</text:span> → <text:span text:style-name="T2">ChartUpdateCoordinator</text:span> → <text:span text:style-name="T2">ChartRenderEngine</text:span>.</text:p>
              </text:list-item>
            </text:list>
            <text:list text:style-name="L169">
              <text:list-item text:start-value="4">
                <text:p text:style-name="P180">Introduce a minimal UI workflow</text:p>
              </text:list-item>
            </text:list>
            <text:list text:style-name="L170">
              <text:list-item>
                <text:p text:style-name="P181">Step 1: <text:span text:style-name="T1">Series selection</text:span></text:p>
              </text:list-item>
            </text:list>
            <text:list text:style-name="L171">
              <text:list-item>
                <text:p text:style-name="P182">User selects one or more canonical metric IDs as operands (A, B, C).</text:p>
              </text:list-item>
            </text:list>
            <text:list text:style-name="L172">
              <text:list-item>
                <text:p text:style-name="P183">Step 2: <text:span text:style-name="T1">Expression definition</text:span></text:p>
              </text:list-item>
            </text:list>
            <text:list text:style-name="L173">
              <text:list-item>
                <text:p text:style-name="P184">User composes an expression:</text:p>
              </text:list-item>
            </text:list>
            <text:list text:style-name="L174">
              <text:list-item>
                <text:p text:style-name="P185">e.g. <text:span text:style-name="T2">A + B - C</text:span>, <text:span text:style-name="T2">sqrt(A)</text:span>.</text:p>
              </text:list-item>
            </text:list>
            <text:list text:style-name="L175">
              <text:list-item>
                <text:p text:style-name="P186">UI can start simple (pre‑canned options) and evolve to more expressive forms.</text:p>
              </text:list-item>
            </text:list>
            <text:list text:style-name="L176">
              <text:list-item>
                <text:p text:style-name="P187">Step 3: <text:span text:style-name="T1">Preview</text:span></text:p>
              </text:list-item>
            </text:list>
            <text:list text:style-name="L177">
              <text:list-item>
                <text:p text:style-name="P188">System evaluates expression over a selected time range.</text:p>
              </text:list-item>
            </text:list>
            <text:list text:style-name="L178">
              <text:list-item>
                <text:p text:style-name="P189">Renders a small <text:span text:style-name="T1">before/after grid</text:span>:</text:p>
              </text:list-item>
            </text:list>
            <text:list text:style-name="L179">
              <text:list-item>
                <text:p text:style-name="P190">Columns: <text:span text:style-name="T2">Timestamp</text:span>, <text:span text:style-name="T2">A</text:span>, <text:span text:style-name="T2">B</text:span>, <text:span text:style-name="T2">C</text:span>, <text:span text:style-name="T2">Derived</text:span>.</text:p>
              </text:list-item>
            </text:list>
            <text:list text:style-name="L180">
              <text:list-item>
                <text:p text:style-name="P191">Step 4: <text:span text:style-name="T1">Chart render</text:span></text:p>
              </text:list-item>
            </text:list>
            <text:list text:style-name="L181">
              <text:list-item>
                <text:p text:style-name="P192">User clicks “Render chart”.</text:p>
              </text:list-item>
            </text:list>
            <text:list text:style-name="L182">
              <text:list-item>
                <text:p text:style-name="P193">The derived series is passed into the existing chart pipeline.</text:p>
              </text:list-item>
            </text:list>
            <text:list text:style-name="L183">
              <text:list-item text:start-value="5">
                <text:p text:style-name="P194">Maintain Phase boundaries and constraints</text:p>
              </text:list-item>
            </text:list>
            <text:list text:style-name="L184">
              <text:list-item>
                <text:p text:style-name="P195">All derived metrics:</text:p>
              </text:list-item>
            </text:list>
            <text:list text:style-name="L185">
              <text:list-item>
                <text:p text:style-name="P196">Are explicit, ephemeral, and labeled as such.</text:p>
              </text:list-item>
            </text:list>
            <text:list text:style-name="L186">
              <text:list-item>
                <text:p text:style-name="P197">Do <text:span text:style-name="T1">not</text:span> alter canonical series or CMS.</text:p>
              </text:list-item>
            </text:list>
            <text:list text:style-name="L187">
              <text:list-item>
                <text:p text:style-name="P198">Any promotion to canonical space (if ever desired) must follow:</text:p>
              </text:list-item>
            </text:list>
            <text:list text:style-name="L188">
              <text:list-item>
                <text:p text:style-name="P199">Explicit declaration.</text:p>
              </text:list-item>
            </text:list>
            <text:list text:style-name="L189">
              <text:list-item>
                <text:p text:style-name="P200">Reviewable and reversible mechanisms (per Project Bible).</text:p>
              </text:list-item>
            </text:list>
            <text:p text:style-name="P5"><text:span text:style-name="T1">Outcome</text:span>:</text:p>
            <text:list text:style-name="L190">
              <text:list-item>
                <text:p text:style-name="P201">Phase 5 acquires a concrete <text:span text:style-name="T1">derived metric composition system</text:span>.</text:p>
              </text:list-item>
            </text:list>
            <text:list text:style-name="L191">
              <text:list-item>
                <text:p text:style-name="P202">Users can explore complex transformations without compromising canonical truth.</text:p>
              </text:list-item>
            </text:list>
            <text:list text:style-name="L192">
              <text:list-item>
                <text:p text:style-name="P203">The existing chart infrastructure is reused, not bypassed.</text:p>
              </text:list-item>
              <text:list-item>
                <text:p text:style-name="P203"><text:soft-page-break/></text:p>
              </text:list-item>
            </text:list>
            <text:p text:style-name="P86"/>
            <text:h text:style-name="P7" text:outline-level="3">5. Recommended Near‑Term Sequence</text:h>
            <text:p text:style-name="P5">Based on current status (~60% overall, Phase 4 ≈ 55%):</text:p>
            <text:list text:style-name="L193">
              <text:list-item text:start-value="1">
                <text:p text:style-name="P204">Finish Phase 4.3 strategy migration</text:p>
              </text:list-item>
            </text:list>
            <text:list text:style-name="L194">
              <text:list-item>
                <text:p text:style-name="P205">Add CMS support to:</text:p>
              </text:list-item>
            </text:list>
            <text:list text:style-name="L195">
              <text:list-item>
                <text:p text:style-name="P206">CombinedMetricStrategy</text:p>
              </text:list-item>
            </text:list>
            <text:list text:style-name="L196">
              <text:list-item>
                <text:p text:style-name="P207">DifferenceStrategy</text:p>
              </text:list-item>
            </text:list>
            <text:list text:style-name="L197">
              <text:list-item>
                <text:p text:style-name="P208">RatioStrategy</text:p>
              </text:list-item>
            </text:list>
            <text:list text:style-name="L198">
              <text:list-item>
                <text:p text:style-name="P209">NormalizedStrategy</text:p>
              </text:list-item>
            </text:list>
            <text:list text:style-name="L199">
              <text:list-item>
                <text:p text:style-name="P210">Target: all 6 strategies CMS‑capable.</text:p>
              </text:list-item>
            </text:list>
            <text:list text:style-name="L200">
              <text:list-item text:start-value="2">
                <text:p text:style-name="P211">Implement the generic cycle abstraction (Goal 1 groundwork)</text:p>
              </text:list-item>
            </text:list>
            <text:list text:style-name="L201">
              <text:list-item>
                <text:p text:style-name="P212">Design and implement <text:span text:style-name="T2">CycleSpec</text:span>.</text:p>
              </text:list-item>
            </text:list>
            <text:list text:style-name="L202">
              <text:list-item>
                <text:p text:style-name="P213">Refactor weekly distribution to the generic distribution engine.</text:p>
              </text:list-item>
            </text:list>
            <text:list text:style-name="L203">
              <text:list-item>
                <text:p text:style-name="P214">Add at least one additional cycle (e.g. hour‑of‑day).</text:p>
              </text:list-item>
            </text:list>
            <text:list text:style-name="L204">
              <text:list-item text:start-value="3">
                <text:p text:style-name="P215">Design the derived expression model (Goal 2 groundwork)</text:p>
              </text:list-item>
            </text:list>
            <text:list text:style-name="L205">
              <text:list-item>
                <text:p text:style-name="P216">Define the AST and compatibility rules.</text:p>
              </text:list-item>
            </text:list>
            <text:list text:style-name="L206">
              <text:list-item>
                <text:p text:style-name="P217">Sketch the transformation engine API and preview grid format.</text:p>
              </text:list-item>
            </text:list>
            <text:list text:style-name="L207">
              <text:list-item text:start-value="4">
                <text:p text:style-name="P218">Plan Phase 5 execution</text:p>
              </text:list-item>
            </text:list>
            <text:list text:style-name="L208">
              <text:list-item>
                <text:p text:style-name="P219">Based on the above design:</text:p>
              </text:list-item>
            </text:list>
            <text:list text:style-name="L209">
              <text:list-item>
                <text:p text:style-name="P220">Define concrete deliverables for the first iteration of the transformation UI and engine.</text:p>
              </text:list-item>
            </text:list>
            <text:list text:style-name="L210">
              <text:list-item>
                <text:p text:style-name="P221">Sequence the work to maintain backward compatibility and architectural integrity.</text:p>
              </text:list-item>
            </text:list>
            <text:p text:style-name="P5">This keeps the project aligned with the existing roadmap while elevating the two new intermediate goals to <text:span text:style-name="T1">first‑class, planned milestones</text:span> rather than ad‑hoc features.</text:p>
          </text:section>
          <text:section text:style-name="Sect3" text:name="composer-toolbar-section">
            <text:p text:style-name="P222"/>
          </text:section>
          <text:p text:style-name="P223"/>
          <text:section text:style-name="Sect4" text:name="f9d5755edf56e427a9d0e1b48a81c61aab9d0eb49e2b3466aa90c9cc7cc388785unifiedmodeldropdown">
            <text:p text:style-name="P224"/>
          </text:section>
          <text:section text:style-name="Sect3" text:name="composer-bottom-add-context-9d5755ed-f56e-427a-9d0e-1b48a81c61aa">
            <text:p text:style-name="P225"/>
          </text:section>
          <text:section text:style-name="Sect3" text:name="browser-selector-button">
            <text:p text:style-name="P226"/>
          </text:section>
        </text:section>
      </text:section>
      <text:section text:style-name="Sect3" text:name="workbench.parts.editor">
        <text:list text:style-name="L211">
          <text:list-item>
            <text:p text:style-name="P227"/>
          </text:list-item>
        </text:list>
        <text:p text:style-name="P228"><draw:frame draw:style-name="fr1" draw:name="Frame4" text:anchor-type="char" svg:x="0.552in" svg:width="7.6043in" draw:z-index="3"><draw:text-box fo:min-height="10.6665in"><draw:frame draw:style-name="fr2" draw:name="Frame6" text:anchor-type="frame" svg:x="0in" svg:y="0in" svg:width="7.6043in" draw:z-index="4"><draw:text-box fo:min-height="0.0161in"><text:p text:style-name="P229"/></draw:text-box></draw:frame><draw:frame draw:style-name="fr2" draw:name="Frame5" text:anchor-type="frame" svg:x="0in" svg:y="-111.25in" svg:width="0.0161in" draw:z-index="5"><draw:text-box fo:min-height="0.0161in"><text:p text:style-name="P229"/></draw:text-box></draw:frame><text:p text:style-name="P229"/><text:h text:style-name="P230" text:outline-level="3">5. Recommended Near‑Term Sequence</text:h><text:p text:style-name="P229">Based on current status (~60% overall, Phase 4 ≈ 55%):</text:p><text:list text:style-name="L212"><text:list-item text:start-value="1"><text:p text:style-name="P231">Finish Phase 4.3 strategy migration</text:p></text:list-item></text:list><text:list text:style-name="L213"><text:list-item><text:p text:style-name="P232">Add CMS support to:</text:p></text:list-item></text:list><text:list text:style-name="L214"><text:list-item><text:p text:style-name="P233">CombinedMetricStrategy</text:p></text:list-item></text:list><text:list text:style-name="L215"><text:list-item><text:p text:style-name="P234">DifferenceStrategy</text:p></text:list-item></text:list><text:list text:style-name="L216"><text:list-item><text:p text:style-name="P235">RatioStrategy</text:p></text:list-item></text:list><text:list text:style-name="L217"><text:list-item><text:p text:style-name="P236">NormalizedStrategy</text:p></text:list-item></text:list><text:list text:style-name="L218"><text:list-item><text:p text:style-name="P237">Target: all 6 strategies CMS‑capable.</text:p></text:list-item></text:list><text:list text:style-name="L219"><text:list-item text:start-value="2"><text:p text:style-name="P238">Implement the generic cycle abstraction (Goal 1 groundwork)</text:p></text:list-item></text:list><text:list text:style-name="L220"><text:list-item><text:p text:style-name="P239">Design and implement <text:span text:style-name="T4">CycleSpec</text:span>.</text:p></text:list-item></text:list><text:list text:style-name="L221"><text:list-item><text:p text:style-name="P240">Refactor weekly distribution to the generic distribution engine.</text:p></text:list-item></text:list><text:list text:style-name="L222"><text:list-item><text:p text:style-name="P241">Add at least one additional cycle (e.g. hour‑of‑day).</text:p></text:list-item></text:list><text:list text:style-name="L223"><text:list-item text:start-value="3"><text:p text:style-name="P242">Design the derived expression model (Goal 2 groundwork)</text:p></text:list-item></text:list><text:list text:style-name="L224"><text:list-item><text:p text:style-name="P243">Define the AST and compatibility rules.</text:p></text:list-item></text:list><text:list text:style-name="L225"><text:list-item><text:p text:style-name="P244">Sketch the transformation engine API and preview grid format.</text:p></text:list-item></text:list><text:list text:style-name="L226"><text:list-item text:start-value="4"><text:p text:style-name="P245">Plan Phase 5 execution</text:p></text:list-item></text:list><text:list text:style-name="L227"><text:list-item><text:p text:style-name="P246">Based on the above design:</text:p></text:list-item></text:list><text:list text:style-name="L228"><text:list-item><text:p text:style-name="P247">Define concrete deliverables for the first iteration of the transformation UI and engine.</text:p></text:list-item></text:list><text:list text:style-name="L229"><text:list-item><text:p text:style-name="P248">Sequence the work to maintain backward compatibility and architectural integrity.</text:p></text:list-item></text:list><text:p text:style-name="P229">This keeps the project aligned with the existing roadmap while elevating the two new intermediate goals to <text:span text:style-name="T1">first‑class, planned milestones</text:span> rather than ad‑hoc features </text:p></draw:text-box></draw:frame><draw:frame draw:style-name="fr1" draw:name="Frame1" text:anchor-type="char" svg:x="0.3646in" svg:width="0.1874in" draw:z-index="0"><draw:text-box fo:min-height="10.6665in"><draw:frame draw:style-name="fr2" draw:name="Frame3" text:anchor-type="frame" svg:x="0in" svg:y="0in" svg:width="0.1874in" draw:z-index="1"><draw:text-box fo:min-height="0.0161in"><text:p text:style-name="P229"/></draw:text-box></draw:frame><draw:frame draw:style-name="fr2" draw:name="Frame2" text:anchor-type="frame" svg:x="0in" svg:y="-111.25in" svg:width="0.0161in" draw:z-index="2"><draw:text-box fo:min-height="0.0161in"><text:p text:style-name="P229"/></draw:text-box></draw:frame><text:p text:style-name="P229"/></draw:text-box></draw:frame></text:p>
      </text:section>
      <text:section text:style-name="Sect3" text:name="workbench.parts.panel">
        <text:list text:style-name="L230">
          <text:list-item>
            <text:p text:style-name="P249"/>
          </text:list-item>
        </text:list>
        <text:list text:style-name="L231">
          <text:list-item>
            <text:p text:style-name="P250"/>
          </text:list-item>
        </text:list>
        <text:list text:style-name="L232">
          <text:list-item>
            <text:p text:style-name="P251"><text:soft-page-break/></text:p>
          </text:list-item>
        </text:list>
        <text:section text:style-name="Sect3" text:name="terminal">
          <text:p text:style-name="P229"><draw:frame draw:style-name="fr1" draw:name="Frame7" text:anchor-type="char" svg:x="0in" svg:width="8.4689in" draw:z-index="6"><draw:text-box fo:min-height="2.1772in"><text:p text:style-name="P229"><draw:frame draw:style-name="fr1" draw:name="Frame9" text:anchor-type="char" svg:x="0in" svg:width="8.4689in" draw:z-index="8"><draw:text-box fo:min-height="2.1772in"><text:p text:style-name="P229"><draw:frame draw:style-name="fr1" draw:name="Frame11" text:anchor-type="char" svg:x="0in" svg:width="8.4689in" draw:z-index="10"><draw:text-box fo:min-height="2.1772in"><text:p text:style-name="P252">Ctrl+K to generate command</text:p></draw:text-box></draw:frame><draw:frame draw:style-name="fr3" draw:name="Frame10" text:anchor-type="char" svg:width="8.4689in" draw:z-index="9"><draw:text-box fo:min-height="2.1772in"><text:p text:style-name="P229"/></draw:text-box></draw:frame></text:p></draw:text-box></draw:frame><draw:frame draw:style-name="fr3" draw:name="Frame8" text:anchor-type="char" svg:width="8.4689in" draw:z-index="7"><draw:text-box fo:min-height="2.1772in"><text:p text:style-name="P229"/></draw:text-box></draw:frame></text:p></draw:text-box></draw:frame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7:44:23.836589900</meta:creation-date>
    <dc:date>2025-12-17T07:46:45.542180600</dc:date>
    <meta:editing-duration>PT2M22S</meta:editing-duration>
    <meta:editing-cycles>1</meta:editing-cycles>
    <meta:document-statistic meta:table-count="0" meta:image-count="0" meta:object-count="0" meta:page-count="11" meta:paragraph-count="283" meta:word-count="2521" meta:character-count="16644" meta:non-whitespace-character-count="14625"/>
    <meta:generator>LibreOffice/25.2.7.2$Windows_X86_64 LibreOffice_project/5cbfd1ab6520636bb5f7b99185aa69bd7456825d</meta:generator>
  </office:meta>
</office:document-meta>
</file>